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92000069D500000C9CFB3AD67ADFFCD3AE.wmf" manifest:media-type="image/x-wmf"/>
  <manifest:file-entry manifest:full-path="Pictures/200000B9000069D500000A21E4A252924ADBDC1E.wmf" manifest:media-type="image/x-wmf"/>
  <manifest:file-entry manifest:full-path="Pictures/200000B0000069D5000019521AEC1DE29AC50A2C.wmf" manifest:media-type="image/x-wmf"/>
  <manifest:file-entry manifest:full-path="styles.xml" manifest:media-type="text/xml"/>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Standard/script-lb.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28cm" fo:margin-left="-0.101cm" table:align="left" style:writing-mode="lr-tb"/>
    </style:style>
    <style:style style:name="Table1.A" style:family="table-column">
      <style:table-column-properties style:column-width="7.403cm"/>
    </style:style>
    <style:style style:name="Table1.B" style:family="table-column">
      <style:table-column-properties style:column-width="8.154cm"/>
    </style:style>
    <style:style style:name="Table1.C" style:family="table-column">
      <style:table-column-properties style:column-width="1.371cm"/>
    </style:style>
    <style:style style:name="Table1.1" style:family="table-row">
      <style:table-row-properties style:row-height="1.905cm" fo:keep-together="always"/>
    </style:style>
    <style:style style:name="Table1.A1" style:family="table-cell">
      <style:table-cell-properties style:vertical-align="top" fo:padding-left="0.101cm" fo:padding-right="0.101cm" fo:padding-top="0cm" fo:padding-bottom="0cm" fo:border="none" style:writing-mode="lr-tb"/>
    </style:style>
    <style:style style:name="Table1.2" style:family="table-row">
      <style:table-row-properties style:min-row-height="3.21cm" fo:keep-together="always"/>
    </style:style>
    <style:style style:name="Table1.3" style:family="table-row">
      <style:table-row-properties style:row-height="0.97cm" fo:keep-together="always"/>
    </style:style>
    <style:style style:name="Table1.4" style:family="table-row">
      <style:table-row-properties style:row-height="1.24cm" fo:keep-together="auto"/>
    </style:style>
    <style:style style:name="Table1.5" style:family="table-row">
      <style:table-row-properties fo:keep-together="auto"/>
    </style:style>
    <style:style style:name="Table1.C5" style:family="table-cell">
      <style:table-cell-properties fo:padding="0cm" fo:border="none"/>
    </style:style>
    <style:style style:name="Table2" style:family="table">
      <style:table-properties style:width="12.711cm" table:align="left" style:writing-mode="lr-tb"/>
    </style:style>
    <style:style style:name="Table2.A" style:family="table-column">
      <style:table-column-properties style:column-width="7.964cm"/>
    </style:style>
    <style:style style:name="Table2.B" style:family="table-column">
      <style:table-column-properties style:column-width="2.115cm"/>
    </style:style>
    <style:style style:name="Table2.C" style:family="table-column">
      <style:table-column-properties style:column-width="2.632cm"/>
    </style:style>
    <style:style style:name="Table2.1" style:family="table-row">
      <style:table-row-properties fo:keep-together="auto"/>
    </style:style>
    <style:style style:name="Table2.A1" style:family="table-cell">
      <style:table-cell-properties style:vertical-align="top" fo:background-color="#f3f3f3"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3f3f3"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01cm" fo:padding-right="0.101cm" fo:padding-top="0cm" fo:padding-bottom="0cm" fo:border="0.5pt solid #000000" style:writing-mode="lr-tb"/>
    </style:style>
    <style:style style:name="Table2.A3"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01cm" fo:padding-right="0.101cm" fo:padding-top="0cm" fo:padding-bottom="0cm" fo:border="0.5pt solid #000000" style:writing-mode="lr-tb"/>
    </style:style>
    <style:style style:name="Table2.A4"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01cm" fo:padding-right="0.101cm" fo:padding-top="0cm" fo:padding-bottom="0cm" fo:border="0.5pt solid #000000" style:writing-mode="lr-tb"/>
    </style:style>
    <style:style style:name="Table2.A5"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5" style:family="table-cell">
      <style:table-cell-properties style:vertical-align="top" fo:padding-left="0.101cm" fo:padding-right="0.101cm" fo:padding-top="0cm" fo:padding-bottom="0cm" fo:border="0.5pt solid #000000" style:writing-mode="lr-tb"/>
    </style:style>
    <style:style style:name="Table2.A6"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6"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6" style:family="table-cell">
      <style:table-cell-properties style:vertical-align="top" fo:padding-left="0.101cm" fo:padding-right="0.101cm" fo:padding-top="0cm" fo:padding-bottom="0cm" fo:border="0.5pt solid #000000" style:writing-mode="lr-tb"/>
    </style:style>
    <style:style style:name="Table2.A7"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7"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7" style:family="table-cell">
      <style:table-cell-properties style:vertical-align="top" fo:padding-left="0.101cm" fo:padding-right="0.101cm" fo:padding-top="0cm" fo:padding-bottom="0cm" fo:border="0.5pt solid #000000" style:writing-mode="lr-tb"/>
    </style:style>
    <style:style style:name="Table2.A8"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8"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8" style:family="table-cell">
      <style:table-cell-properties style:vertical-align="top" fo:padding-left="0.101cm" fo:padding-right="0.101cm" fo:padding-top="0cm" fo:padding-bottom="0cm" fo:border="0.5pt solid #000000" style:writing-mode="lr-tb"/>
    </style:style>
    <style:style style:name="Table2.A9"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9"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9" style:family="table-cell">
      <style:table-cell-properties style:vertical-align="top" fo:padding-left="0.101cm" fo:padding-right="0.101cm" fo:padding-top="0cm" fo:padding-bottom="0cm" fo:border="0.5pt solid #000000" style:writing-mode="lr-tb"/>
    </style:style>
    <style:style style:name="Table2.A10" style:family="table-cell">
      <style:table-cell-properties style:vertical-align="top" fo:padding-left="0.101cm" fo:padding-right="0.101cm" fo:padding-top="0cm" fo:padding-bottom="0cm" fo:border-left="none" fo:border-right="none" fo:border-top="0.5pt solid #000000" fo:border-bottom="none" style:writing-mode="lr-tb"/>
    </style:style>
    <style:style style:name="Table2.B10" style:family="table-cell">
      <style:table-cell-properties style:vertical-align="top" fo:padding-left="0.101cm" fo:padding-right="0.101cm" fo:padding-top="0cm" fo:padding-bottom="0cm" fo:border-left="none" fo:border-right="none" fo:border-top="0.5pt solid #000000" fo:border-bottom="none" style:writing-mode="lr-tb"/>
    </style:style>
    <style:style style:name="Table2.C10" style:family="table-cell">
      <style:table-cell-properties style:vertical-align="top" fo:padding-left="0.101cm" fo:padding-right="0.101cm" fo:padding-top="0cm" fo:padding-bottom="0cm" fo:border="0.5pt solid #000000" style:writing-mode="lr-tb"/>
    </style:style>
    <style:style style:name="P1" style:family="paragraph" style:parent-style-name="Header">
      <style:paragraph-properties fo:margin-left="9.006cm" fo:margin-right="0cm" fo:text-indent="1.501cm" style:auto-text-indent="false"/>
      <style:text-properties fo:language="none" fo:country="none" style:language-asian="none" style:country-asian="none"/>
    </style:style>
    <style:style style:name="P2" style:family="paragraph" style:parent-style-name="OutputprofileTitle">
      <style:paragraph-properties fo:margin-left="0cm" fo:margin-right="0.635cm" fo:text-indent="0cm" style:auto-text-indent="false">
        <style:tab-stops>
          <style:tab-stop style:position="7.447cm" style:type="center"/>
        </style:tab-stops>
      </style:paragraph-properties>
    </style:style>
    <style:style style:name="P3" style:family="paragraph" style:parent-style-name="Standard">
      <style:text-properties fo:language="en" fo:country="GB" style:language-asian="none" style:country-asian="non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style:font-size-asian="12pt"/>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justify" style:justify-single-word="false"/>
      <style:text-properties fo:language="de" fo:country="CH"/>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DocType">
      <style:paragraph-properties fo:line-height="100%"/>
    </style:style>
    <style:style style:name="P11" style:family="paragraph" style:parent-style-name="Standard">
      <style:paragraph-properties fo:margin-top="0.071cm" fo:margin-bottom="0.212cm" loext:contextual-spacing="false" fo:text-align="justify" style:justify-single-word="false"/>
      <style:text-properties fo:font-size="11pt" style:font-size-asian="11pt" style:font-size-complex="11pt"/>
    </style:style>
    <style:style style:name="P12" style:family="paragraph" style:parent-style-name="Standard">
      <style:paragraph-properties fo:margin-left="1.501cm" fo:margin-right="0cm" fo:margin-top="0.212cm" fo:margin-bottom="0.071cm" loext:contextual-spacing="false" fo:text-align="justify" style:justify-single-word="false" fo:text-indent="0cm" style:auto-text-indent="false"/>
    </style:style>
    <style:style style:name="P13" style:family="paragraph" style:parent-style-name="Standard">
      <style:paragraph-properties fo:margin-top="0.071cm" fo:margin-bottom="0.071cm" loext:contextual-spacing="false"/>
    </style:style>
    <style:style style:name="P14" style:family="paragraph" style:parent-style-name="Standard">
      <style:paragraph-properties fo:margin-top="0.071cm" fo:margin-bottom="0.071cm" loext:contextual-spacing="false"/>
      <style:text-properties fo:font-size="11pt" fo:font-style="italic" fo:font-weight="bold" style:font-size-asian="11pt" style:font-style-asian="italic" style:font-weight-asian="bold" style:font-size-complex="11pt"/>
    </style:style>
    <style:style style:name="P15" style:family="paragraph" style:parent-style-name="Standard">
      <style:paragraph-properties fo:margin-top="0.071cm" fo:margin-bottom="0.071cm" loext:contextual-spacing="false"/>
      <style:text-properties fo:font-size="11pt" fo:font-style="italic" style:font-size-asian="11pt" style:font-style-asian="italic" style:font-size-complex="11pt"/>
    </style:style>
    <style:style style:name="P16" style:family="paragraph" style:parent-style-name="Standard">
      <style:paragraph-properties fo:margin-top="0.071cm" fo:margin-bottom="0.071cm" loext:contextual-spacing="false" fo:text-align="end" style:justify-single-word="false"/>
      <style:text-properties fo:font-size="11pt" fo:font-style="italic" style:font-size-asian="11pt" style:font-style-asian="italic" style:font-size-complex="11pt"/>
    </style:style>
    <style:style style:name="P17" style:family="paragraph" style:parent-style-name="Standard">
      <style:paragraph-properties fo:margin-top="0.071cm" fo:margin-bottom="0.071cm" loext:contextual-spacing="false"/>
      <style:text-properties fo:font-size="11pt" style:font-size-asian="11pt" style:font-size-complex="11pt"/>
    </style:style>
    <style:style style:name="P18" style:family="paragraph" style:parent-style-name="Kommentartext">
      <style:paragraph-properties fo:margin-left="0.635cm" fo:margin-right="0cm" fo:text-align="justify" style:justify-single-word="false" fo:text-indent="0cm" style:auto-text-indent="false"/>
    </style:style>
    <style:style style:name="P19" style:family="paragraph" style:parent-style-name="Standard">
      <style:paragraph-properties fo:margin-left="-0.212cm" fo:margin-right="0cm" fo:margin-top="0.071cm" fo:margin-bottom="0.071cm" loext:contextual-spacing="false" fo:text-align="end" style:justify-single-word="false" fo:text-indent="0cm" style:auto-text-indent="false">
        <style:tab-stops>
          <style:tab-stop style:position="1.568cm"/>
        </style:tab-stops>
      </style:paragraph-properties>
    </style:style>
    <style:style style:name="P20" style:family="paragraph" style:parent-style-name="DocumentType">
      <style:paragraph-properties fo:text-align="justify" style:justify-single-word="false"/>
    </style:style>
    <style:style style:name="P21" style:family="paragraph" style:parent-style-name="Kommentartext">
      <style:paragraph-properties fo:margin-left="1.27cm" fo:margin-right="0cm" fo:text-align="justify" style:justify-single-word="false" fo:text-indent="0cm" style:auto-text-indent="false"/>
      <style:text-properties fo:font-size="11pt" fo:font-style="italic" style:font-size-asian="11pt" style:font-style-asian="italic" style:font-size-complex="11pt"/>
    </style:style>
    <style:style style:name="P22" style:family="paragraph" style:parent-style-name="zOawRecipient">
      <style:paragraph-properties fo:text-align="justify" style:justify-single-word="false"/>
      <style:text-properties fo:font-size="8pt" style:font-size-asian="8pt" style:font-size-complex="8pt"/>
    </style:style>
    <style:style style:name="P23" style:family="paragraph" style:parent-style-name="ReferenceBlock">
      <style:paragraph-properties fo:margin-left="0.852cm" fo:margin-right="0cm" fo:text-align="justify" style:justify-single-word="false" fo:text-indent="-0.635cm" style:auto-text-indent="false"/>
      <style:text-properties fo:font-size="12pt" style:font-size-asian="12pt" style:font-size-complex="8pt"/>
    </style:style>
    <style:style style:name="P24" style:family="paragraph" style:parent-style-name="ReferenceBlock">
      <style:paragraph-properties fo:margin-left="0.635cm" fo:margin-right="0cm" fo:text-align="justify" style:justify-single-word="false" fo:text-indent="-0.635cm" style:auto-text-indent="false"/>
    </style:style>
    <style:style style:name="P25" style:family="paragraph" style:parent-style-name="ReferenceBlock">
      <style:paragraph-properties fo:margin-left="0.635cm" fo:margin-right="0cm" fo:text-align="justify" style:justify-single-word="false" fo:text-indent="-0.635cm" style:auto-text-indent="false"/>
      <style:text-properties fo:font-size="12pt" style:font-size-asian="12pt"/>
    </style:style>
    <style:style style:name="P26" style:family="paragraph" style:parent-style-name="Page">
      <style:paragraph-properties fo:text-align="justify" style:justify-single-word="false"/>
    </style:style>
    <style:style style:name="P27" style:family="paragraph" style:parent-style-name="ToWhom">
      <style:paragraph-properties fo:text-align="justify" style:justify-single-word="false"/>
      <style:text-properties fo:font-size="12pt" style:font-size-asian="12pt"/>
    </style:style>
    <style:style style:name="P28" style:family="paragraph" style:parent-style-name="ToWhom">
      <style:paragraph-properties fo:text-align="justify" style:justify-single-word="false"/>
    </style:style>
    <style:style style:name="P29" style:family="paragraph" style:parent-style-name="Standard">
      <style:paragraph-properties fo:text-align="justify" style:justify-single-word="false"/>
      <style:text-properties fo:font-size="11pt" style:font-size-asian="11pt" style:font-size-complex="11pt"/>
    </style:style>
    <style:style style:name="P30" style:family="paragraph" style:parent-style-name="Standard" style:master-page-name="Standard">
      <style:paragraph-properties style:page-number="auto"/>
    </style:style>
    <style:style style:name="P31" style:family="paragraph" style:parent-style-name="Standard" style:master-page-name="Convert_20_1">
      <style:paragraph-properties fo:margin-top="0.212cm" fo:margin-bottom="0.071cm" loext:contextual-spacing="false" fo:text-align="justify" style:justify-single-word="false" style:page-number="auto"/>
    </style:style>
    <style:style style:name="P32" style:family="paragraph" style:parent-style-name="Standard">
      <style:paragraph-properties fo:margin-top="0.212cm" fo:margin-bottom="0.071cm" loext:contextual-spacing="false" fo:text-align="justify" style:justify-single-word="false"/>
      <style:text-properties fo:font-size="11pt" style:font-size-asian="11pt" style:font-size-complex="11pt"/>
    </style:style>
    <style:style style:name="P33" style:family="paragraph" style:parent-style-name="Standard">
      <style:paragraph-properties fo:margin-top="0.071cm" fo:margin-bottom="0.071cm" loext:contextual-spacing="false"/>
      <style:text-properties fo:font-size="11pt" style:font-size-asian="11pt" style:font-size-complex="11pt"/>
    </style:style>
    <style:style style:name="P34" style:family="paragraph" style:parent-style-name="Standard">
      <style:paragraph-properties fo:margin-top="0.071cm" fo:margin-bottom="0.071cm" loext:contextual-spacing="false" fo:text-align="justify" style:justify-single-word="false"/>
      <style:text-properties fo:font-size="11pt" style:font-size-asian="11pt" style:font-size-complex="11pt"/>
    </style:style>
    <style:style style:name="P35" style:family="paragraph" style:parent-style-name="Standard">
      <style:paragraph-properties fo:margin-left="0.635cm" fo:margin-right="0cm" fo:margin-top="0.071cm" fo:margin-bottom="0.071cm" loext:contextual-spacing="false" fo:text-align="justify" style:justify-single-word="false" fo:text-indent="0cm" style:auto-text-indent="false"/>
      <style:text-properties fo:font-size="11pt" fo:font-style="italic" style:font-size-asian="11pt" style:font-style-asian="italic" style:font-size-complex="11pt"/>
    </style:style>
    <style:style style:name="P36" style:family="paragraph" style:parent-style-name="Standard" style:list-style-name="WW8Num15">
      <style:paragraph-properties fo:margin-left="1.905cm" fo:margin-right="0cm" fo:text-align="justify" style:justify-single-word="false" fo:text-indent="-0.635cm" style:auto-text-indent="false">
        <style:tab-stops>
          <style:tab-stop style:position="1.905cm"/>
        </style:tab-stops>
      </style:paragraph-properties>
      <style:text-properties fo:font-size="11pt" fo:font-style="italic" style:font-size-asian="11pt" style:font-style-asian="italic" style:font-size-complex="11pt"/>
    </style:style>
    <style:style style:name="P37" style:family="paragraph" style:parent-style-name="Standard" style:list-style-name="WW8Num15">
      <style:paragraph-properties fo:margin-left="1.905cm" fo:margin-right="0cm" fo:text-align="justify" style:justify-single-word="false" fo:text-indent="-0.635cm" style:auto-text-indent="false">
        <style:tab-stops>
          <style:tab-stop style:position="1.905cm"/>
        </style:tab-stops>
      </style:paragraph-properties>
    </style:style>
    <style:style style:name="P38" style:family="paragraph" style:parent-style-name="Standard">
      <style:paragraph-properties fo:margin-top="0.071cm" fo:margin-bottom="0.212cm" loext:contextual-spacing="false" fo:text-align="justify" style:justify-single-word="false"/>
      <style:text-properties fo:font-size="11pt" style:font-size-asian="11pt" style:font-size-complex="11pt"/>
    </style:style>
    <style:style style:name="P39" style:family="paragraph" style:parent-style-name="Heading_20_1">
      <style:text-properties fo:language="de" fo:country="CH"/>
    </style:style>
    <style:style style:name="P40" style:family="paragraph" style:parent-style-name="Kommentartext">
      <style:paragraph-properties fo:text-align="justify" style:justify-single-word="false"/>
      <style:text-properties fo:font-size="11pt" style:font-size-asian="11pt" style:font-size-complex="11pt"/>
    </style:style>
    <style:style style:name="P41" style:family="paragraph" style:parent-style-name="Kommentartext" style:list-style-name="WW8Num35">
      <style:paragraph-properties fo:margin-left="1.905cm" fo:margin-right="0cm" fo:text-align="justify" style:justify-single-word="false" fo:text-indent="-0.635cm" style:auto-text-indent="false">
        <style:tab-stops>
          <style:tab-stop style:position="1.905cm"/>
        </style:tab-stops>
      </style:paragraph-properties>
      <style:text-properties fo:font-size="11pt" fo:font-style="italic" style:font-size-asian="11pt" style:font-style-asian="italic" style:font-size-complex="11pt"/>
    </style:style>
    <style:style style:name="P42" style:family="paragraph" style:parent-style-name="Kommentartext" style:list-style-name="WW8Num35">
      <style:paragraph-properties fo:margin-left="1.905cm" fo:margin-right="0cm" fo:text-align="justify" style:justify-single-word="false" fo:text-indent="-0.635cm" style:auto-text-indent="false">
        <style:tab-stops>
          <style:tab-stop style:position="1.905cm"/>
        </style:tab-stops>
      </style:paragraph-properties>
    </style:style>
    <style:style style:name="P43" style:family="paragraph" style:parent-style-name="Kommentartext">
      <style:paragraph-properties fo:margin-left="0.635cm" fo:margin-right="0cm" fo:text-align="justify" style:justify-single-word="false" fo:text-indent="0cm" style:auto-text-indent="false"/>
      <style:text-properties fo:font-size="11pt" fo:font-style="italic" style:font-size-asian="11pt" style:font-style-asian="italic" style:font-size-complex="11pt"/>
    </style:style>
    <style:style style:name="P44" style:family="paragraph" style:parent-style-name="Kommentartext">
      <style:paragraph-properties fo:margin-left="1.27cm" fo:margin-right="0cm" fo:text-align="justify" style:justify-single-word="false" fo:text-indent="0cm" style:auto-text-indent="false"/>
      <style:text-properties fo:font-size="11pt" fo:font-style="italic" style:font-size-asian="11pt" style:font-style-asian="italic" style:font-size-complex="11pt"/>
    </style:style>
    <style:style style:name="P45" style:family="paragraph" style:parent-style-name="Subject">
      <style:paragraph-properties fo:text-align="justify" style:justify-single-word="false"/>
      <style:text-properties fo:font-size="12pt" style:font-size-asian="12pt"/>
    </style:style>
    <style:style style:name="P46" style:family="paragraph" style:parent-style-name="zOawRecipient">
      <style:paragraph-properties fo:text-align="justify" style:justify-single-word="false"/>
      <style:text-properties fo:font-size="8pt" style:font-size-asian="8pt" style:font-size-complex="8pt"/>
    </style:style>
    <style:style style:name="P47" style:family="paragraph" style:parent-style-name="Standardeinzug">
      <style:paragraph-properties fo:text-align="justify" style:justify-single-word="false"/>
      <style:text-properties fo:font-size="11pt" fo:font-weight="bold" style:font-size-asian="11pt" style:font-weight-asian="bold" style:font-size-complex="11pt"/>
    </style:style>
    <style:style style:name="P48" style:family="paragraph" style:parent-style-name="ReferenceBlock">
      <style:paragraph-properties fo:margin-left="0.635cm" fo:margin-right="0cm" fo:text-align="justify" style:justify-single-word="false" fo:text-indent="-0.635cm" style:auto-text-indent="false"/>
      <style:text-properties fo:font-size="12pt" style:font-size-asian="12pt"/>
    </style:style>
    <style:style style:name="T1" style:family="text">
      <style:text-properties fo:language="de" fo:country="CH"/>
    </style:style>
    <style:style style:name="T2" style:family="text">
      <style:text-properties fo:language="en" fo:country="GB"/>
    </style:style>
    <style:style style:name="T3" style:family="text">
      <style:text-properties fo:font-size="12pt" style:font-size-asian="12pt"/>
    </style:style>
    <style:style style:name="T4" style:family="text">
      <style:text-properties fo:font-size="12pt" officeooo:rsid="00020523" style:font-size-asian="12pt"/>
    </style:style>
    <style:style style:name="T5" style:family="text">
      <style:text-properties fo:font-size="12pt" fo:font-style="italic" style:font-size-asian="12pt" style:font-style-asian="italic"/>
    </style:style>
    <style:style style:name="T6" style:family="text">
      <style:text-properties fo:font-size="12pt" fo:font-style="italic" officeooo:rsid="00020523" style:font-size-asian="12pt" style:font-style-asian="italic"/>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fo:font-weight="bold" style:font-size-asian="11pt" style:font-style-asian="italic" style:font-weight-asian="bold" style:font-size-complex="11pt"/>
    </style:style>
    <style:style style:name="T10" style:family="text">
      <style:text-properties fo:font-size="11pt" fo:language="none" fo:country="none" fo:font-style="italic" fo:font-weight="bold" style:font-size-asian="11pt" style:language-asian="none" style:country-asian="none" style:font-style-asian="italic" style:font-weight-asian="bold" style:font-size-complex="11pt"/>
    </style:style>
    <style:style style:name="T11" style:family="text">
      <style:text-properties fo:font-size="11pt" style:text-underline-style="solid" style:text-underline-width="auto" style:text-underline-color="font-color" style:font-size-asian="11pt" style:font-size-complex="11pt"/>
    </style:style>
    <style:style style:name="T12" style:family="text">
      <style:text-properties style:font-name="Symbol" fo:font-size="11pt" fo:font-style="italic" style:font-name-asian="Symbol" style:font-size-asian="11pt" style:font-style-asian="italic" style:font-name-complex="Symbol" style:font-size-complex="11pt"/>
    </style:style>
    <style:style style:name="T13" style:family="text">
      <style:text-properties officeooo:rsid="00020523"/>
    </style:style>
    <style:style style:name="T1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249cm" fo:margin-right="0.249cm" style:wrap="parallel"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Bachelor-Studiengang Informatik</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text:bookmark-start text:name="DocumentType"/><text:user-defined style:data-style-name="N0" text:name="BM_DocumentType">Praxismodul: Projektskizze</text:user-defined></text:p>
            <text:p text:style-name="P22"><text:bookmark-end text:name="DocumentType"/>Version vom 31.01.2017</text:p>
            <text:p text:style-name="P22"/>
          </table:table-cell>
          <table:table-cell table:style-name="Table1.A1" table:number-rows-spanned="3" table:number-columns-spanned="2" office:value-type="string">
            <text:p text:style-name="P23"/>
            <text:p text:style-name="P24"><text:span text:style-name="T3">Studierende/r:<text:tab/><text:tab/></text:span><field:fieldmark-start text:name="__Fieldmark__90_1478440224" field:type="vnd.oasis.opendocument.field.UNHANDLED"><field:param field:name="vnd.oasis.opendocument.field.code" field:value=" IF "/><field:param field:name="vnd.oasis.opendocument.field.id" field:value="7"/></field:fieldmark-start><field:fieldmark-end/><field:fieldmark-start text:name="__Fieldmark__93_1478440224" field:type="vnd.oasis.opendocument.field.UNHANDLED"><field:param field:name="vnd.oasis.opendocument.field.code" field:value=" IF "/><field:param field:name="vnd.oasis.opendocument.field.id" field:value="7"/></field:fieldmark-start><field:fieldmark-end/><field:fieldmark-start text:name="__Fieldmark__96_1478440224" field:type="vnd.oasis.opendocument.field.UNHANDLED"><field:param field:name="vnd.oasis.opendocument.field.code" field:value=" IF "/><field:param field:name="vnd.oasis.opendocument.field.id" field:value="7"/></field:fieldmark-start><field:fieldmark-end/><field:fieldmark-start text:name="__Fieldmark__99_1478440224" field:type="vnd.oasis.opendocument.field.UNHANDLED"><field:param field:name="vnd.oasis.opendocument.field.code" field:value=" IF"/><field:param field:name="vnd.oasis.opendocument.field.id" field:value="7"/></field:fieldmark-start><field:fieldmark-end/>&lt;<text:span text:style-name="T13">Dane Wicki</text:span></text:p>
            <text:p text:style-name="P24"><text:span text:style-name="T3">Studienrichtung:<text:tab/><text:tab/></text:span><text:span text:style-name="T6">Informatik</text:span></text:p>
            <text:p text:style-name="P25">Studiensemester:<text:tab/>&lt;z.B. 6. Semester&gt;</text:p>
            <text:p text:style-name="P25"><field:fieldmark-start text:name="__Fieldmark__134_1478440224" field:type="vnd.oasis.opendocument.field.UNHANDLED"><field:param field:name="vnd.oasis.opendocument.field.code" field:value=" IF "/><field:param field:name="vnd.oasis.opendocument.field.id" field:value="7"/></field:fieldmark-start><field:fieldmark-end/></text:p>
          </table:table-cell>
          <table:covered-table-cell/>
        </table:table-row>
        <table:table-row table:style-name="Table1.2">
          <table:table-cell table:style-name="Table1.A1" office:value-type="string">
            <text:p text:style-name="P27"/>
            <text:p text:style-name="P28"/>
            <text:p text:style-name="P28"><text:user-defined style:data-style-name="N0" text:name="Doc.ToWhom">Geht an:</text:user-defined></text:p>
            <text:p text:style-name="P5">Josef Marti, Oberassistent Informatik</text:p>
            <text:p text:style-name="P7">(josef.marti@hslu.ch )</text:p>
          </table:table-cell>
          <table:covered-table-cell/>
          <table:covered-table-cell/>
        </table:table-row>
        <table:table-row table:style-name="Table1.3">
          <table:table-cell table:style-name="Table1.A1" office:value-type="string">
            <text:p text:style-name="P4">Datum: &lt;Datumsangabe&gt;</text:p>
          </table:table-cell>
          <table:covered-table-cell/>
          <table:covered-table-cell/>
        </table:table-row>
        <table:table-row table:style-name="Table1.4">
          <table:table-cell table:style-name="Table1.A1" table:number-columns-spanned="3" office:value-type="string">
            <text:p text:style-name="P26"><text:span text:style-name="Page_20_Char"><text:span text:style-name="T1"><text:user-defined style:data-style-name="N0" text:name="Doc.Page">Seite</text:user-defined></text:span></text:span><text:span text:style-name="T1"> </text:span><text:span text:style-name="T1"><text:page-number text:select-page="current">1</text:page-number></text:span><text:span text:style-name="T1">/</text:span><text:span text:style-name="T1"><text:page-count style:num-format="1">4</text:page-count></text:span></text:p>
            <text:p text:style-name="P8"/>
          </table:table-cell>
          <table:covered-table-cell/>
          <table:covered-table-cell/>
        </table:table-row>
        <table:table-row table:style-name="Table1.5">
          <table:table-cell table:style-name="Table1.A1" table:number-columns-spanned="2" office:value-type="string">
            <text:p text:style-name="P45"><text:bookmark text:name="Subject"/>Projekttätigkeit bei Arbeitgeber-Firma &lt;Firma&gt;</text:p>
          </table:table-cell>
          <table:covered-table-cell/>
          <table:table-cell table:style-name="Table1.C5" office:value-type="string">
            <text:p text:style-name="P6"/>
          </table:table-cell>
        </table:table-row>
      </table:table>
      <text:section text:style-name="Sect1" text:name="Section1">
        <text:p text:style-name="P31"><text:span text:style-name="T7">Nachfolgend skizziert der/die Studierende den Inhalt und die Planung der Projektarbeit, für welche die Durchführung als Praxismodul beantragt wird. Text zwischen spitzen Klammern (&lt;…&gt;) ist entsprechend zu ersetzen (inklusive Klammern). In kursiv sind Hinweise zum Ausfüllen angegeben; dies</text:span><text:bookmark text:name="MacroStartPosition"/><text:span text:style-name="T7">e Hinweise löschen Sie bitte vor der Abgabe des Dokuments!</text:span></text:p>
        <text:h text:style-name="P39" text:outline-level="1">Arbeitstitel</text:h>
        <text:p text:style-name="P11">Der Arbeitstitel des Projekts lautet</text:p>
        <text:p text:style-name="P47">&lt;Arbeitstitel&gt;.</text:p>
        <text:p text:style-name="P32">Es geht in dem Projekt darum, ... &lt;kurze Angabe des Projektthemas.</text:p>
        <text:p text:style-name="P12"><text:span text:style-name="T8">Das könnte z.B. sein: "ein Wiki für die sukzessive Erfassung der Benutzerdokumentation für das System x zu entwerfen und umzusetzen."</text:span><text:span text:style-name="T7">&gt;.</text:span></text:p>
        <text:h text:style-name="P39" text:outline-level="1">Kurzbeschreibung des Projektinhalts</text:h>
        <text:p text:style-name="P34">&lt;Prosatext, der allgemein verständlich ist, also kein vertieftes technisches Wissen bei der Leserschaft voraussetzt.</text:p>
        <text:p text:style-name="P35">Der Prosatext enthält etwa folgende Punkte:</text:p>
        <text:list xml:id="list1025630501" text:style-name="WW8Num15">
          <text:list-item>
            <text:p text:style-name="P36">Geschäftsfeld der Firma (sehr kurz umreissen)</text:p>
          </text:list-item>
          <text:list-item>
            <text:p text:style-name="P36">Projektkontext kurz dargestellt (wer ist beteiligt?)</text:p>
          </text:list-item>
          <text:list-item>
            <text:p text:style-name="P36">Warum wurde das Projekt aufgesetzt, wo drückt der Schuh?</text:p>
          </text:list-item>
          <text:list-item>
            <text:p text:style-name="P37"><text:span text:style-name="T8">Projektziele (was will man erreichen, was soll hinterher besser sein als vorher?)</text:span><text:span text:style-name="T7">&gt;</text:span></text:p>
          </text:list-item>
        </text:list>
        <text:h text:style-name="Heading_20_1" text:outline-level="1">Informatik-Topics (maximal fünf)</text:h>
        <text:p text:style-name="P11">&lt;Hier listen Sie die Informatik-Topics auf, welche bei Ihrer Projekttätigkeit im Zentrum stehen. Die Informatik-Topics zeigen auch die Verbindung zu Inhalten des Studiums auf. Hier eine fiktive Liste typsicher Topics:</text:p>
        <text:list xml:id="list2674657508" text:style-name="WW8Num35">
          <text:list-item>
            <text:p text:style-name="P41">Objektorientierte Programmierung</text:p>
          </text:list-item>
          <text:list-item>
            <text:p text:style-name="P41">Einsatz eines O/R-Mappers</text:p>
          </text:list-item>
          <text:list-item>
            <text:p text:style-name="P41">Dialogschicht erstellen</text:p>
          </text:list-item>
          <text:list-item>
            <text:p text:style-name="P41">Einsatz von Microsoft Visual Studio 2014</text:p>
          </text:list-item>
          <text:list-item>
            <text:p text:style-name="P41">Technologien wie XML, XSLT, XPath, SQL, ADO.NET, .NET, C#</text:p>
          </text:list-item>
          <text:list-item>
            <text:p text:style-name="P41">Produktevaluierung: Framework für Webseitenentwicklung</text:p>
          </text:list-item>
          <text:list-item>
            <text:p text:style-name="P41">Verbesserung des Change-Management-Prozesses</text:p>
          </text:list-item>
          <text:list-item>
            <text:p text:style-name="P41">Einführung eines CRM-Systems&gt;</text:p>
          </text:list-item>
        </text:list>
        <text:h text:style-name="P39" text:outline-level="1">Zu erarbeitende Projektergebnisse</text:h>
        <text:p text:style-name="P40">&lt;Liste derjenigen Projektergebnisse, die in den Rahmen des Praxismoduls fallen.</text:p>
        <text:p text:style-name="P18"><text:span text:style-name="T8">Die Projektergebnisse sind die Endprodukte der Projektarbeit, das, was man dem Auftraggeber "in die Hand drücken" kann. In den meisten Fällen ist das ein Stück Software und die dazu gehörende Dokumentation. Aber auch ein Konzept, eine Entscheidungsvorlage oder ein eingeführter neuer/geänderter Prozess in einem Unternehmen sind solche Projektergebnisse. Die fachliche Zusammenfassung (Kompetenznachweis) für die </text:span><text:soft-page-break/><text:span text:style-name="T8">Hochschule gehört zu Ihrem Studium und ist </text:span><text:span text:style-name="T9">kein </text:span><text:span text:style-name="T8">Projektergebnis. </text:span><text:span text:style-name="T9">Tätigkeiten, Anforderungen an Projektergebnisse, Projektziele etc.</text:span><text:span text:style-name="T8"> sind </text:span><text:span text:style-name="T9">keine</text:span><text:span text:style-name="T8"> Projektergebnisse, die Punkte der folgenden Liste gehören also </text:span><text:span text:style-name="T9">nicht</text:span><text:span text:style-name="T8"> in die Projektskizze:</text:span></text:p>
        <text:list xml:id="list120529771660527" text:continue-numbering="true" text:style-name="WW8Num35">
          <text:list-item>
            <text:p text:style-name="P41">Soll-/Ist-Analyse</text:p>
          </text:list-item>
          <text:list-item>
            <text:p text:style-name="P41">Vereinfachung der Benutzerführung</text:p>
          </text:list-item>
          <text:list-item>
            <text:p text:style-name="P41">Automatisieren der Exportschnittstellen</text:p>
          </text:list-item>
          <text:list-item>
            <text:p text:style-name="P41">Die Software soll in C# programmiert werden</text:p>
          </text:list-item>
          <text:list-item>
            <text:p text:style-name="P41">Der Anwender hat die Möglichkeit, Blutdruck und Luftfeuchtigkeit online zu messen</text:p>
          </text:list-item>
          <text:list-item>
            <text:p text:style-name="P41">Workshop abhalten</text:p>
          </text:list-item>
          <text:list-item>
            <text:p text:style-name="P41">Interviews durchführen</text:p>
          </text:list-item>
          <text:list-item>
            <text:p text:style-name="P41">Der Kunde ist glücklich und zufrieden</text:p>
          </text:list-item>
        </text:list>
        <text:p text:style-name="P43">Die folgende Liste enthält typische Projektergebnisse; diese Punkte könnten also in einer Projektskizze erscheinen:</text:p>
        <text:list xml:id="list120529347842177" text:continue-numbering="true" text:style-name="WW8Num35">
          <text:list-item>
            <text:p text:style-name="P41">SQL-Skripte zum Datenbankaufbau</text:p>
          </text:list-item>
          <text:list-item>
            <text:p text:style-name="P41">Client- und serverseitige Anwendungssoftware</text:p>
          </text:list-item>
          <text:list-item>
            <text:p text:style-name="P41">GUI-Masken für die Dialoganwendung</text:p>
          </text:list-item>
          <text:list-item>
            <text:p text:style-name="P41">Benutzerhandbuch</text:p>
          </text:list-item>
          <text:list-item>
            <text:p text:style-name="P42"><text:span text:style-name="T8">Entscheidungsvorlage für den Einsatz eines ERP-Systems</text:span><text:span text:style-name="T7">&gt;</text:span></text:p>
          </text:list-item>
        </text:list>
        <text:h text:style-name="P39" text:outline-level="1">Grobe Aktivitäten- und Zeitplanung</text:h>
        <text:p text:style-name="P9">&lt;Tabellarische Übersicht über die Tätigkeiten, die der/die Studierende voraussichtlich durchführen wird nebst der ungefähren Angabe des Zeitraums und einer Aufwandsschätzung in Stunden.</text:p>
        <text:p text:style-name="P9"/>
        <text:p text:style-name="P21">Die Tabelle könnte etwa wie folgt aussehen:</text:p>
        <text:p text:style-name="P21"><draw:frame draw:style-name="fr2" draw:name="Frame1" text:anchor-type="paragraph" svg:x="1.362cm" svg:y="0.002cm" svg:width="12.711cm" draw:z-index="0"><draw:text-box fo:min-height="0.058cm"><table:table table:name="Table2" table:style-name="Table2"><table:table-column table:style-name="Table2.A"/><table:table-column table:style-name="Table2.B"/><table:table-column table:style-name="Table2.C"/><table:table-header-rows><table:table-row table:style-name="Table2.1"><table:table-cell table:style-name="Table2.A1" office:value-type="string"><text:p text:style-name="P14">Tätigkeit</text:p></table:table-cell><table:table-cell table:style-name="Table2.A1" office:value-type="string"><text:p text:style-name="P14">Zeitraum</text:p></table:table-cell><table:table-cell table:style-name="Table2.C1" office:value-type="string"><text:p text:style-name="P14">Aufwands-schätzung (h)</text:p></table:table-cell></table:table-row></table:table-header-rows><table:table-row table:style-name="Table2.1"><table:table-cell table:style-name="Table2.A2" office:value-type="string"><text:p text:style-name="P15">Fachliche und technische Einarbeitung</text:p></table:table-cell><table:table-cell table:style-name="Table2.B2" office:value-type="string"><text:p text:style-name="P15">KW 6</text:p></table:table-cell><table:table-cell table:style-name="Table2.C2" office:value-type="string"><text:p text:style-name="P16">16</text:p></table:table-cell></table:table-row><table:table-row table:style-name="Table2.1"><table:table-cell table:style-name="Table2.A3" office:value-type="string"><text:p text:style-name="P15">Anforderungsanalyse bezüglich Web-Anwendung</text:p></table:table-cell><table:table-cell table:style-name="Table2.B3" office:value-type="string"><text:p text:style-name="P13"><text:span text:style-name="T8">KW 7</text:span><text:span text:style-name="T12"></text:span><text:span text:style-name="T8">8</text:span></text:p></table:table-cell><table:table-cell table:style-name="Table2.C3" office:value-type="string"><text:p text:style-name="P16">40</text:p></table:table-cell></table:table-row><table:table-row table:style-name="Table2.1"><table:table-cell table:style-name="Table2.A4" office:value-type="string"><text:p text:style-name="P15">Datenmodellierung</text:p></table:table-cell><table:table-cell table:style-name="Table2.B4" office:value-type="string"><text:p text:style-name="P15">KW 10</text:p></table:table-cell><table:table-cell table:style-name="Table2.C4" office:value-type="string"><text:p text:style-name="P16">12</text:p></table:table-cell></table:table-row><table:table-row table:style-name="Table2.1"><table:table-cell table:style-name="Table2.A5" office:value-type="string"><text:p text:style-name="P15">Datenbankentwurf</text:p></table:table-cell><table:table-cell table:style-name="Table2.B5" office:value-type="string"><text:p text:style-name="P15">KW 10</text:p></table:table-cell><table:table-cell table:style-name="Table2.C5" office:value-type="string"><text:p text:style-name="P16">12</text:p></table:table-cell></table:table-row><table:table-row table:style-name="Table2.1"><table:table-cell table:style-name="Table2.A6" office:value-type="string"><text:p text:style-name="P15">Datenbankrealisierung und –test</text:p></table:table-cell><table:table-cell table:style-name="Table2.B6" office:value-type="string"><text:p text:style-name="P13"><text:span text:style-name="T8">KW 11</text:span><text:span text:style-name="T12"></text:span><text:span text:style-name="T8">12</text:span></text:p></table:table-cell><table:table-cell table:style-name="Table2.C6" office:value-type="string"><text:p text:style-name="P16">24</text:p></table:table-cell></table:table-row><table:table-row table:style-name="Table2.1"><table:table-cell table:style-name="Table2.A7" office:value-type="string"><text:p text:style-name="P15">Anwendungs-Architektur festlegen</text:p></table:table-cell><table:table-cell table:style-name="Table2.B7" office:value-type="string"><text:p text:style-name="P13"><text:span text:style-name="T8">KW 13</text:span><text:span text:style-name="T12"></text:span><text:span text:style-name="T8">15</text:span></text:p></table:table-cell><table:table-cell table:style-name="Table2.C7" office:value-type="string"><text:p text:style-name="P16">32</text:p></table:table-cell></table:table-row><table:table-row table:style-name="Table2.1"><table:table-cell table:style-name="Table2.A8" office:value-type="string"><text:p text:style-name="P15">Web-Anwendung programmieren und testen</text:p></table:table-cell><table:table-cell table:style-name="Table2.B8" office:value-type="string"><text:p text:style-name="P13"><text:span text:style-name="T8">KW 16</text:span><text:span text:style-name="T12"></text:span><text:span text:style-name="T8">18</text:span></text:p></table:table-cell><table:table-cell table:style-name="Table2.C8" office:value-type="string"><text:p text:style-name="P16">72</text:p></table:table-cell></table:table-row><table:table-row table:style-name="Table2.1"><table:table-cell table:style-name="Table2.A9" office:value-type="string"><text:p text:style-name="P15">Abnahmetest und Produktionseinführung</text:p></table:table-cell><table:table-cell table:style-name="Table2.B9" office:value-type="string"><text:p text:style-name="P13"><text:span text:style-name="T8">KW 19</text:span><text:span text:style-name="T12"></text:span><text:span text:style-name="T8">20</text:span></text:p></table:table-cell><table:table-cell table:style-name="Table2.C9" office:value-type="string"><text:p text:style-name="P16">32</text:p></table:table-cell></table:table-row><table:table-row table:style-name="Table2.1"><table:table-cell table:style-name="Table2.A10" office:value-type="string"><text:p text:style-name="P14"/></table:table-cell><table:table-cell table:style-name="Table2.B10" office:value-type="string"><text:p text:style-name="P14"/></table:table-cell><table:table-cell table:style-name="Table2.C10" office:value-type="string"><text:p text:style-name="P19"><text:span text:style-name="T9">Summe:<text:tab/></text:span><field:fieldmark-start text:name="__Fieldmark__463_1478440224" field:type="vnd.oasis.opendocument.field.UNHANDLED"><field:param field:name="vnd.oasis.opendocument.field.code" field:value=" =SUM(ABOVE) "/><field:param field:name="vnd.oasis.opendocument.field.id" field:value="34"/></field:fieldmark-start><text:span text:style-name="T10">240</text:span><field:fieldmark-end/></text:p></table:table-cell></table:table-row></table:table></draw:text-box></draw:frame><text:line-break/>Bitte die Summe der Aufwände am Ende nicht vergessen; sie ist Grundlage für die Ermittlung der anzurechnenden Credits!&gt;</text:p>
        <text:h text:style-name="P39" text:outline-level="1">Studierenden-Angaben zum Kontakt beim Arbeitgeber und zur Anstellung </text:h>
        <text:p text:style-name="P17">Firma:<text:tab/><text:tab/><text:tab/>&lt;Firmenname&gt;</text:p>
        <text:p text:style-name="P17"><text:soft-page-break/>Name:<text:tab/><text:tab/><text:tab/>&lt;Nachname&gt;</text:p>
        <text:p text:style-name="P17">Vorname:<text:tab/><text:tab/>&lt;Vorname&gt;</text:p>
        <text:p text:style-name="P13"><text:span text:style-name="T7">Funktion:<text:tab/><text:tab/>&lt;</text:span><text:span text:style-name="T8">z.B. "Eiscrem-Entwickler"</text:span><text:span text:style-name="T7">&gt;</text:span></text:p>
        <text:p text:style-name="P13"><text:span text:style-name="T7">Strasse, Hausnummer:<text:tab/>&lt;</text:span><text:span text:style-name="T8">z.B. Beispielstrasse 4711</text:span><text:span text:style-name="T7">&gt;</text:span></text:p>
        <text:p text:style-name="P13"><text:span text:style-name="T7">PLZ, Ort:<text:tab/><text:tab/>&lt;</text:span><text:span text:style-name="T8">z.B. 0000 Nirgendwo</text:span><text:span text:style-name="T7">&gt;</text:span></text:p>
        <text:p text:style-name="P17">Telefon, Festnetz:<text:tab/><text:tab/>&lt; … &gt;</text:p>
        <text:p text:style-name="P17">Telefon mobil:<text:tab/><text:tab/>&lt; … &gt;</text:p>
        <text:p text:style-name="P17">email-Adresse:<text:tab/><text:tab/>&lt; … &gt;</text:p>
        <text:p text:style-name="P13"><text:span text:style-name="T7">Anstellungsgrad:<text:tab/><text:tab/>&lt;</text:span><text:span text:style-name="T8">z.B. 50%</text:span><text:span text:style-name="T7">&gt;</text:span></text:p>
        <text:p text:style-name="P13"><text:span text:style-name="T7">In Anstellung seit:<text:tab/><text:tab/>&lt;</text:span><text:span text:style-name="T8">z.B. 1. August 2000</text:span><text:span text:style-name="T7">&gt;</text:span></text:p>
        <text:p text:style-name="P13"><text:span text:style-name="T7">Anzahl </text:span><text:span text:style-name="T11">Informatik-Fachpersonen</text:span><text:span text:style-name="T7"> im </text:span><text:span text:style-name="T11">unmittelbaren</text:span><text:span text:style-name="T7"> Arbeitsumfeld:<text:tab/>&lt;</text:span><text:span text:style-name="T8">z.B. 5</text:span><text:span text:style-name="T7">&gt;</text:span></text:p>
        <text:p text:style-name="P13"><text:span text:style-name="T7">Bereits früher </text:span><text:span text:style-name="T11">Praxismodule im selben Kontext</text:span><text:span text:style-name="T7"> durchgeführt:<text:tab/><text:tab/>&lt;ja </text:span><text:span text:style-name="T8">oder</text:span><text:span text:style-name="T7"> nein&gt;</text:span></text:p>
        <text:p text:style-name="P17"/>
        <text:h text:style-name="P39" text:outline-level="1">Angaben zur Arbeitgeberfirma und zur Betreuungsperson</text:h>
        <text:p text:style-name="P17">Firma:<text:tab/><text:tab/><text:tab/>&lt;Firmenname&gt;</text:p>
        <text:p text:style-name="P17">Name:<text:tab/><text:tab/><text:tab/>&lt;Nachname&gt;</text:p>
        <text:p text:style-name="P17">Vorname:<text:tab/><text:tab/>&lt;Vorname&gt;</text:p>
        <text:p text:style-name="P13"><text:span text:style-name="T7">Funktion:<text:tab/><text:tab/>&lt;</text:span><text:span text:style-name="T8">z.B. "Leiter Schoggi-Abteilung"</text:span><text:span text:style-name="T7">&gt;</text:span></text:p>
        <text:p text:style-name="P13"><text:span text:style-name="T7">Strasse, Hausnummer:<text:tab/>&lt;</text:span><text:span text:style-name="T8"> z.B. Exempelweg 4812</text:span><text:span text:style-name="T7">&gt;</text:span></text:p>
        <text:p text:style-name="P13"><text:span text:style-name="T7">PLZ, Ort:<text:tab/><text:tab/>&lt;</text:span><text:span text:style-name="T8"> z.B. 9999 Irgendwo</text:span><text:span text:style-name="T7">&gt;</text:span></text:p>
        <text:p text:style-name="P17">Telefon, Festnetz:<text:tab/><text:tab/>&lt; … &gt;</text:p>
        <text:p text:style-name="P17">Telefon mobil:<text:tab/><text:tab/>&lt; … &gt;</text:p>
        <text:p text:style-name="P17">email-Adresse:<text:tab/><text:tab/>&lt; … &gt;</text:p>
        <text:p text:style-name="P13"><text:span text:style-name="T7">Anzahl Firmen-Angestellte </text:span><text:span text:style-name="T11">insgesamt</text:span><text:span text:style-name="T7">:<text:tab/><text:tab/><text:tab/>&lt;ca. 20&gt;</text:span></text:p>
        <text:p text:style-name="P13"><text:span text:style-name="T7">Firma gehört jemandem aus dem </text:span><text:span text:style-name="T11">verwandtschaftlichen Umfeld</text:span><text:span text:style-name="T7">:<text:tab/>&lt;ja </text:span><text:span text:style-name="T8">oder</text:span><text:span text:style-name="T7"> nein&g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DejaVu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cm" fo:orphans="2" fo:widows="2" fo:hyphenation-ladder-count="no-limit" style:snap-to-layout-grid="false" style:writing-mode="lr-tb"/>
      <style:text-properties style:use-window-font-color="true" style:font-name="Times New Roman" fo:font-family="'Times New Roman'" style:font-family-generic="roman" style:font-pitch="variable" fo:font-size="10.5pt" fo:letter-spacing="0.007cm" fo:language="de" fo:country="CH"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Standard" style:class="text">
      <style:paragraph-properties fo:keep-together="always" fo:keep-with-next="always"/>
      <style:text-properties fo:font-weight="bold"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9cm" fo:margin-bottom="0cm" loext:contextual-spacing="false" fo:text-align="justify" style:justify-single-word="false" fo:keep-together="always" fo:keep-with-next="always">
        <style:tab-stops>
          <style:tab-stop style:position="0.7cm"/>
        </style:tab-stops>
      </style:paragraph-properties>
      <style:text-properties fo:font-size="12pt" fo:language="de" fo:country="DE"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1cm" fo:margin-right="0cm" fo:margin-top="0.45cm" fo:margin-bottom="0cm" loext:contextual-spacing="false" fo:keep-together="always" fo:text-indent="-1cm" style:auto-text-indent="false" fo:keep-with-next="always">
        <style:tab-stops>
          <style:tab-stop style:position="1cm"/>
        </style:tab-stops>
      </style:paragraph-propertie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51cm" fo:margin-right="0cm" fo:margin-top="0.45cm" fo:margin-bottom="0cm" loext:contextual-spacing="false" fo:keep-together="always" fo:text-indent="-1.251cm" style:auto-text-indent="false" fo:keep-with-next="always">
        <style:tab-stops>
          <style:tab-stop style:position="1.251cm"/>
        </style:tab-stops>
      </style:paragraph-propertie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together="always"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together="always" fo:keep-with-next="always"/>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keep-together="always" fo:keep-with-next="always"/>
      <style:text-properties fo:font-weight="bold" style:font-weight-asian="bold"/>
    </style:style>
    <style:style style:name="Heading_20_8" style:display-name="Heading 8" style:family="paragraph" style:parent-style-name="Standard" style:next-style-name="Standard" style:default-outline-level="8" style:class="text">
      <style:paragraph-properties fo:keep-together="always" fo:keep-with-next="always"/>
      <style:text-properties fo:font-weight="bold" style:font-weight-asian="bold" style:font-style-complex="italic"/>
    </style:style>
    <style:style style:name="Heading_20_9" style:display-name="Heading 9" style:family="paragraph" style:parent-style-name="Standard" style:next-style-name="Standard" style:default-outline-level="9" style:class="text">
      <style:paragraph-properties fo:keep-together="always" fo:keep-with-next="always"/>
      <style:text-properties fo:font-weight="bold" style:font-weight-asian="bold" style:font-name-complex="Arial" style:font-family-complex="Arial" style:font-family-generic-complex="swiss" style:font-pitch-complex="variable" style:font-size-complex="11pt"/>
    </style:style>
    <style:style style:name="Header" style:family="paragraph" style:parent-style-name="Standard" style:class="extra">
      <style:paragraph-properties style:line-height-at-least="0.335cm"/>
      <style:text-properties fo:font-size="8pt" style:font-size-asian="8pt"/>
    </style:style>
    <style:style style:name="Footer" style:family="paragraph" style:parent-style-name="Standard" style:class="extra">
      <style:paragraph-properties style:line-height-at-least="0.335cm"/>
      <style:text-properties fo:font-size="8pt" style:font-size-asian="8pt"/>
    </style:style>
    <style:style style:name="Contents_20_1" style:display-name="Contents 1" style:family="paragraph" style:parent-style-name="Standard" style:next-style-name="Standard" style:class="index">
      <style:paragraph-properties fo:margin-left="0.7cm" fo:margin-right="0cm" fo:text-indent="-0.7cm" style:auto-text-indent="false"/>
    </style:style>
    <style:style style:name="Contents_20_2" style:display-name="Contents 2" style:family="paragraph" style:parent-style-name="Standard" style:next-style-name="Standard" style:class="index">
      <style:paragraph-properties fo:margin-left="1cm" fo:margin-right="0cm" fo:text-indent="-1cm" style:auto-text-indent="false"/>
    </style:style>
    <style:style style:name="Contents_20_3" style:display-name="Contents 3" style:family="paragraph" style:parent-style-name="Standard" style:next-style-name="Standard" style:class="index">
      <style:paragraph-properties fo:margin-left="1.251cm" fo:margin-right="0cm" fo:text-indent="-1.251cm" style:auto-text-indent="false"/>
    </style:style>
    <style:style style:name="Sprechblasentext" style:family="paragraph" style:parent-style-name="Standard">
      <style:paragraph-properties style:line-height-at-least="0.423cm" fo:keep-together="always"/>
      <style:text-properties fo:font-size="7pt" style:font-size-asian="7pt" style:font-name-complex="Tahoma" style:font-family-complex="Tahoma" style:font-family-generic-complex="swiss" style:font-pitch-complex="variable" style:font-size-complex="8pt"/>
    </style:style>
    <style:style style:name="Beschriftung" style:family="paragraph" style:parent-style-name="Standard" style:next-style-name="Standard">
      <style:paragraph-properties fo:keep-together="always"/>
      <style:text-properties fo:font-size="7pt" fo:font-weight="bold" style:font-size-asian="7pt" style:font-weight-asian="bold" style:font-size-complex="10pt" style:font-weight-complex="bold"/>
    </style:style>
    <style:style style:name="Kommentartext" style:family="paragraph" style:parent-style-name="Standard">
      <style:text-properties fo:font-size="7pt" style:font-size-asian="7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Dokumentstruktur" style:family="paragraph" style:parent-style-name="Standard">
      <style:text-properties style:font-name-complex="Tahoma" style:font-family-complex="Tahoma" style:font-family-generic-complex="swiss" style:font-pitch-complex="variable" style:font-size-complex="10pt"/>
    </style:style>
    <style:style style:name="Endnote" style:family="paragraph" style:parent-style-name="Standard" style:class="extra">
      <style:text-properties fo:font-size="7pt" style:font-size-asian="7pt" style:font-size-complex="10pt"/>
    </style:style>
    <style:style style:name="Footnote" style:family="paragraph" style:parent-style-name="Standard" style:class="extra">
      <style:paragraph-properties fo:margin-left="0.63cm" fo:margin-right="0cm" style:line-height-at-least="0.335cm" fo:text-indent="-0.63cm" style:auto-text-indent="false">
        <style:tab-stops>
          <style:tab-stop style:position="0.63cm"/>
        </style:tab-stops>
      </style:paragraph-properties>
      <style:text-properties fo:font-size="8pt" style:font-size-asian="8pt" style:font-size-complex="10pt"/>
    </style:style>
    <style:style style:name="Index_20_1" style:display-name="Index 1" style:family="paragraph" style:parent-style-name="Standard" style:next-style-name="Standard" style:class="index">
      <style:paragraph-properties fo:margin-left="0.501cm" fo:margin-right="0cm" fo:text-indent="-0.501cm" style:auto-text-indent="false"/>
    </style:style>
    <style:style style:name="Index_20_2" style:display-name="Index 2" style:family="paragraph" style:parent-style-name="Standard" style:next-style-name="Standard" style:class="index">
      <style:paragraph-properties fo:margin-left="1.002cm" fo:margin-right="0cm" fo:text-indent="-0.501cm" style:auto-text-indent="false"/>
    </style:style>
    <style:style style:name="Index_20_3" style:display-name="Index 3" style:family="paragraph" style:parent-style-name="Standard" style:next-style-name="Standard" style:class="index">
      <style:paragraph-properties fo:margin-left="1.501cm" fo:margin-right="0cm" fo:text-indent="-0.501cm" style:auto-text-indent="false"/>
    </style:style>
    <style:style style:name="Index_20_4" style:display-name="Index 4" style:family="paragraph" style:parent-style-name="Standard" style:next-style-name="Standard">
      <style:paragraph-properties fo:margin-left="2.002cm" fo:margin-right="0cm" fo:text-indent="-0.501cm" style:auto-text-indent="false"/>
    </style:style>
    <style:style style:name="Index_20_5" style:display-name="Index 5" style:family="paragraph" style:parent-style-name="Standard" style:next-style-name="Standard">
      <style:paragraph-properties fo:margin-left="2.501cm" fo:margin-right="0cm" fo:text-indent="-0.501cm" style:auto-text-indent="false"/>
    </style:style>
    <style:style style:name="Index_20_6" style:display-name="Index 6" style:family="paragraph" style:parent-style-name="Standard" style:next-style-name="Standard">
      <style:paragraph-properties fo:margin-left="3.002cm" fo:margin-right="0cm" fo:text-indent="-0.501cm" style:auto-text-indent="false"/>
    </style:style>
    <style:style style:name="Index_20_7" style:display-name="Index 7" style:family="paragraph" style:parent-style-name="Standard" style:next-style-name="Standard">
      <style:paragraph-properties fo:margin-left="3.501cm" fo:margin-right="0cm" fo:text-indent="-0.501cm" style:auto-text-indent="false"/>
    </style:style>
    <style:style style:name="Index_20_8" style:display-name="Index 8" style:family="paragraph" style:parent-style-name="Standard" style:next-style-name="Standard">
      <style:paragraph-properties fo:margin-left="4.002cm" fo:margin-right="0cm" fo:text-indent="-0.501cm" style:auto-text-indent="false"/>
    </style:style>
    <style:style style:name="Index_20_9" style:display-name="Index 9" style:family="paragraph" style:parent-style-name="Standard" style:next-style-name="Standard">
      <style:paragraph-properties fo:margin-left="4.501cm" fo:margin-right="0cm" fo:text-indent="-0.501cm" style:auto-text-indent="false"/>
    </style:style>
    <style:style style:name="Index_20_Heading" style:display-name="Index Heading" style:family="paragraph" style:parent-style-name="Standard" style:next-style-name="Index_20_1" style:class="index">
      <style:paragraph-properties fo:keep-together="always" fo:keep-with-next="always"/>
      <style:text-properties fo:font-weight="bold" style:font-weight-asian="bold" style:font-name-complex="Arial" style:font-family-complex="Arial" style:font-family-generic-complex="swiss" style:font-pitch-complex="variable" style:font-weight-complex="bold"/>
    </style:style>
    <style:style style:name="Makrotext" style:family="paragraph">
      <style:paragraph-properties fo:orphans="2" fo:widows="2"/>
      <style:text-properties style:use-window-font-color="true" style:font-name="Times New Roman" fo:font-family="'Times New Roman'" style:font-family-generic="roman" style:font-pitch="variable" fo:font-size="11pt" fo:language="de" fo:country="CH" style:font-name-asian="Times New Roman" style:font-family-asian="'Times New Roman'" style:font-family-generic-asian="roman" style:font-pitch-asian="variable" style:font-size-asian="11pt" style:font-name-complex="Courier New" style:font-family-complex="'Courier New'" style:font-family-generic-complex="modern" style:font-size-complex="10pt" style:language-complex="ar" style:country-complex="SA"/>
    </style:style>
    <style:style style:name="Rechtsgrundlagenverzeichnis" style:family="paragraph" style:parent-style-name="Standard" style:next-style-name="Standard">
      <style:paragraph-properties fo:margin-left="1.251cm" fo:margin-right="0cm" fo:margin-top="0.45cm" fo:margin-bottom="0cm" loext:contextual-spacing="false" fo:text-indent="-1.251cm" style:auto-text-indent="false">
        <style:tab-stops>
          <style:tab-stop style:position="1.251cm"/>
        </style:tab-stops>
      </style:paragraph-properties>
    </style:style>
    <style:style style:name="Abbildungsverzeichnis" style:family="paragraph" style:parent-style-name="Standard" style:next-style-name="Standard"/>
    <style:style style:name="RGV-Überschrift" style:family="paragraph" style:parent-style-name="Standard" style:next-style-name="Standard">
      <style:paragraph-properties fo:keep-together="always" fo:keep-with-next="always"/>
      <style:text-properties fo:font-weight="bold" style:font-weight-asian="bold" style:font-name-complex="Arial" style:font-family-complex="Arial" style:font-family-generic-complex="swiss" style:font-pitch-complex="variable" style:font-weight-complex="bold"/>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Subject" style:family="paragraph" style:parent-style-name="Standard">
      <style:text-properties fo:font-weight="bold" style:font-weight-asian="bold"/>
    </style:style>
    <style:style style:name="Subtitle" style:family="paragraph" style:parent-style-name="Standard" style:next-style-name="Standard" style:class="chapter">
      <style:paragraph-properties fo:keep-together="always" fo:keep-with-next="always"/>
      <style:text-properties fo:font-weight="bold" style:font-weight-asian="bold" style:font-name-complex="Arial" style:font-family-complex="Arial" style:font-family-generic-complex="swiss" style:font-pitch-complex="variable"/>
    </style:style>
    <style:style style:name="TextTogether" style:family="paragraph" style:parent-style-name="Standard">
      <style:paragraph-properties fo:keep-together="always" fo:keep-with-next="always"/>
    </style:style>
    <style:style style:name="Introduction" style:family="paragraph" style:parent-style-name="Standard" style:next-style-name="Standard">
      <style:paragraph-properties fo:keep-together="always" fo:keep-with-next="always"/>
    </style:style>
    <style:style style:name="Grußformel" style:family="paragraph" style:parent-style-name="Standard">
      <style:paragraph-properties fo:keep-together="always" fo:keep-with-next="always"/>
    </style:style>
    <style:style style:name="Separator" style:family="paragraph" style:parent-style-name="Standard" style:next-style-name="Standard">
      <style:paragraph-properties fo:padding-left="0cm" fo:padding-right="0cm" fo:padding-top="0cm" fo:padding-bottom="0.035cm" fo:border-left="none" fo:border-right="none" fo:border-top="none" fo:border-bottom="0.51pt solid #000000"/>
    </style:style>
    <style:style style:name="Topic315" style:family="paragraph" style:parent-style-name="Standard">
      <style:paragraph-properties fo:margin-left="3.15cm" fo:margin-right="0cm" fo:keep-together="always" fo:text-indent="-3.15cm" style:auto-text-indent="false"/>
    </style:style>
    <style:style style:name="Topic630" style:family="paragraph" style:parent-style-name="Standard">
      <style:paragraph-properties fo:margin-left="6.301cm" fo:margin-right="0cm" fo:keep-together="always" fo:text-indent="-6.301cm" style:auto-text-indent="false"/>
    </style:style>
    <style:style style:name="Topic945" style:family="paragraph" style:parent-style-name="Standard">
      <style:paragraph-properties fo:margin-left="9.451cm" fo:margin-right="0cm" fo:keep-together="always" fo:text-indent="-9.451cm" style:auto-text-indent="false"/>
    </style:style>
    <style:style style:name="Datum" style:family="paragraph" style:parent-style-name="Standard" style:next-style-name="Standard"/>
    <style:style style:name="Signature" style:family="paragraph" style:parent-style-name="Standard" style:class="text">
      <style:paragraph-properties fo:keep-together="always" fo:keep-with-next="always"/>
    </style:style>
    <style:style style:name="Enclosures" style:family="paragraph" style:parent-style-name="Standard"/>
    <style:style style:name="PositionItem" style:family="paragraph" style:parent-style-name="Standard">
      <style:paragraph-properties fo:margin-left="1.501cm" fo:margin-right="4.001cm" fo:keep-together="always" fo:text-indent="-1.501cm" style:auto-text-indent="false" fo:keep-with-next="always">
        <style:tab-stops>
          <style:tab-stop style:position="13.301cm"/>
          <style:tab-stop style:position="16.002cm" style:type="char" style:char="."/>
        </style:tab-stops>
      </style:paragraph-properties>
    </style:style>
    <style:style style:name="PositionTitle" style:family="paragraph" style:parent-style-name="Standard">
      <style:paragraph-properties fo:margin-left="1.501cm" fo:margin-right="4.001cm" fo:text-indent="0cm" style:auto-text-indent="false">
        <style:tab-stops>
          <style:tab-stop style:position="13.301cm"/>
          <style:tab-stop style:position="16.002cm" style:type="char" style:char="."/>
        </style:tab-stops>
      </style:paragraph-properties>
      <style:text-properties fo:letter-spacing="-0.018cm" fo:language="en" fo:country="GB" fo:font-weight="bold" style:font-weight-asian="bold"/>
    </style:style>
    <style:style style:name="MinutesTitle" style:family="paragraph" style:parent-style-name="Standard" style:next-style-name="Standard">
      <style:paragraph-properties fo:margin-left="0cm" fo:margin-right="4.001cm" fo:text-indent="0cm" style:auto-text-indent="false">
        <style:tab-stops>
          <style:tab-stop style:position="16.503cm" style:type="right"/>
        </style:tab-stops>
      </style:paragraph-properties>
      <style:text-properties fo:font-weight="bold" style:font-weight-asian="bold"/>
    </style:style>
    <style:style style:name="MinutesItem" style:family="paragraph" style:parent-style-name="Standard">
      <style:paragraph-properties fo:margin-left="0cm" fo:margin-right="4.001cm" fo:text-indent="0cm" style:auto-text-indent="false">
        <style:tab-stops>
          <style:tab-stop style:position="16.503cm" style:type="right"/>
        </style:tab-stops>
      </style:paragraph-properties>
    </style:style>
    <style:style style:name="ReturnAddress" style:family="paragraph" style:parent-style-name="Standard">
      <style:paragraph-properties style:line-height-at-least="0.441cm" fo:keep-together="always" fo:padding="0cm" fo:border-left="none" fo:border-right="none" fo:border-top="none" fo:border-bottom="0.51pt solid #000000"/>
      <style:text-properties fo:font-size="8pt" style:font-size-asian="8pt"/>
    </style:style>
    <style:style style:name="zOawDeliveryOption" style:family="paragraph" style:parent-style-name="Standard">
      <style:text-properties fo:font-weight="bold" style:font-weight-asian="bold"/>
    </style:style>
    <style:style style:name="zOawDeliverOption2" style:family="paragraph" style:parent-style-name="Standard">
      <style:text-properties fo:font-weight="bold" style:font-weight-asian="bold"/>
    </style:style>
    <style:style style:name="zOawRecipient" style:family="paragraph" style:parent-style-name="Standard"/>
    <style:style style:name="ListWithNumbers" style:family="paragraph" style:parent-style-name="Standard" style:list-style-name="WW8Num20"/>
    <style:style style:name="ListWithSymbols" style:family="paragraph" style:parent-style-name="Standard" style:list-style-name="WW8Num37">
      <style:paragraph-properties>
        <style:tab-stops>
          <style:tab-stop style:position="0.63cm"/>
        </style:tab-stops>
      </style:paragraph-properties>
    </style:style>
    <style:style style:name="ListWithLetters" style:family="paragraph" style:parent-style-name="Standard" style:list-style-name="WW8Num25"/>
    <style:style style:name="DocumentType" style:family="paragraph" style:parent-style-name="Standard" style:next-style-name="Standard">
      <style:text-properties fo:font-size="16pt" fo:font-weight="bold" style:font-size-asian="16pt" style:font-weight-asian="bold"/>
    </style:style>
    <style:style style:name="OutputprofileTitle" style:family="paragraph" style:parent-style-name="Standard" style:next-style-name="OutputprofileText">
      <style:paragraph-properties fo:margin-top="0.706cm" fo:margin-bottom="0cm" loext:contextual-spacing="false" style:line-height-at-least="0.339cm" fo:keep-together="always"/>
      <style:text-properties fo:font-size="8pt" style:font-size-asian="8pt"/>
    </style:style>
    <style:style style:name="OutputprofileText" style:family="paragraph" style:parent-style-name="Standard">
      <style:paragraph-properties fo:margin-left="0cm" fo:margin-right="4.001cm" style:line-height-at-least="0.339cm" fo:keep-together="always" fo:text-indent="0cm" style:auto-text-indent="false"/>
      <style:text-properties fo:font-size="8pt" style:font-size-asian="8pt"/>
    </style:style>
    <style:style style:name="Blocktext" style:family="paragraph" style:parent-style-name="Standard">
      <style:paragraph-properties style:line-height-at-least="0.423cm"/>
    </style:style>
    <style:style style:name="Textkörper_20_2" style:display-name="Textkörper 2" style:family="paragraph" style:parent-style-name="Standard"/>
    <style:style style:name="Textkörper_20_3" style:display-name="Textkörper 3" style:family="paragraph" style:parent-style-name="Standard">
      <style:text-properties style:font-size-complex="8pt"/>
    </style:style>
    <style:style style:name="Textkörper-Erstzeileneinzug" style:family="paragraph" style:parent-style-name="Text_20_body"/>
    <style:style style:name="Text_20_body_20_indent" style:display-name="Text body indent" style:family="paragraph" style:parent-style-name="Standard" style:class="text"/>
    <style:style style:name="Textkörper-Erstzeileneinzug_20_2" style:display-name="Textkörper-Erstzeileneinzug 2" style:family="paragraph" style:parent-style-name="Text_20_body_20_indent"/>
    <style:style style:name="Textkörper-Einzug_20_2" style:display-name="Textkörper-Einzug 2" style:family="paragraph" style:parent-style-name="Standard"/>
    <style:style style:name="Textkörper-Einzug_20_3" style:display-name="Textkörper-Einzug 3" style:family="paragraph" style:parent-style-name="Standard">
      <style:text-properties style:font-size-complex="8pt"/>
    </style:style>
    <style:style style:name="Addressee" style:family="paragraph" style:parent-style-name="Standard" style:class="extra">
      <style:paragraph-properties fo:margin-left="0.002cm" fo:margin-right="0cm" fo:text-indent="0cm" style:auto-text-indent="false"/>
      <style:text-properties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TML_20_Adresse" style:display-name="HTML Adresse" style:family="paragraph" style:parent-style-name="Standard">
      <style:text-properties style:font-style-complex="italic"/>
    </style:style>
    <style:style style:name="HTML_20_Vorformatiert" style:display-name="HTML Vorformatiert" style:family="paragraph" style:parent-style-name="Standard">
      <style:text-properties style:font-name-complex="Courier New" style:font-family-complex="'Courier New'" style:font-family-generic-complex="modern" style:font-size-complex="10pt"/>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Nachrichtenkopf" style:family="paragraph" style:parent-style-name="Standard">
      <style:text-properties fo:font-weight="bold" style:font-weight-asian="bold" style:font-name-complex="Arial" style:font-family-complex="Arial" style:font-family-generic-complex="swiss" style:font-pitch-complex="variable"/>
    </style:style>
    <style:style style:name="Standard_20__28_Web_29_" style:display-name="Standard (Web)" style:family="paragraph" style:parent-style-name="Standard"/>
    <style:style style:name="Standardeinzug" style:family="paragraph" style:parent-style-name="Standard">
      <style:paragraph-properties fo:margin-left="3cm" fo:margin-right="0cm" fo:text-indent="0cm" style:auto-text-indent="false"/>
    </style:style>
    <style:style style:name="Fuß_2f_-Endnotenüberschrift" style:display-name="Fuß/-Endnotenüberschrift" style:family="paragraph" style:parent-style-name="Standard" style:next-style-name="Standard"/>
    <style:style style:name="Nur_20_Text" style:display-name="Nur Text" style:family="paragraph" style:parent-style-name="Standard">
      <style:text-properties style:font-name-complex="Courier New" style:font-family-complex="'Courier New'" style:font-family-generic-complex="modern" style:font-size-complex="10pt"/>
    </style:style>
    <style:style style:name="Anrede" style:family="paragraph" style:parent-style-name="Standard" style:next-style-name="Standard">
      <style:paragraph-properties fo:keep-together="always"/>
    </style:style>
    <style:style style:name="CityDate" style:family="paragraph" style:parent-style-name="Standard">
      <style:paragraph-properties style:line-height-at-least="0.339cm"/>
      <style:text-properties fo:font-size="8pt" fo:language="en" fo:country="GB" style:font-size-asian="8pt"/>
    </style:style>
    <style:style style:name="ListWithCheckboxes" style:family="paragraph" style:parent-style-name="Standard" style:list-style-name="WW8Num36"/>
    <style:style style:name="TakeTitle" style:family="paragraph" style:parent-style-name="Standard" style:list-style-name="WW8Num37"/>
    <style:style style:name="E-Mail-Signatur" style:family="paragraph" style:parent-style-name="Standard"/>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Listenfortsetzung" style:family="paragraph" style:parent-style-name="Standard">
      <style:paragraph-properties fo:margin-left="0.499cm" fo:margin-right="0cm" fo:margin-top="0cm" fo:margin-bottom="0.212cm" loext:contextual-spacing="false" fo:text-indent="0cm" style:auto-text-indent="false"/>
    </style:style>
    <style:style style:name="Listenfortsetzung_20_2" style:display-name="Listenfortsetzung 2" style:family="paragraph" style:parent-style-name="Standard">
      <style:paragraph-properties fo:margin-left="0.998cm" fo:margin-right="0cm" fo:margin-top="0cm" fo:margin-bottom="0.212cm" loext:contextual-spacing="false" fo:text-indent="0cm" style:auto-text-indent="false"/>
    </style:style>
    <style:style style:name="Listenfortsetzung_20_3" style:display-name="Listenfortsetzung 3" style:family="paragraph" style:parent-style-name="Standard">
      <style:paragraph-properties fo:margin-left="1.498cm" fo:margin-right="0cm" fo:margin-top="0cm" fo:margin-bottom="0.212cm" loext:contextual-spacing="false" fo:text-indent="0cm" style:auto-text-indent="false"/>
    </style:style>
    <style:style style:name="Listenfortsetzung_20_4" style:display-name="Listenfortsetzung 4" style:family="paragraph" style:parent-style-name="Standard">
      <style:paragraph-properties fo:margin-left="1.997cm" fo:margin-right="0cm" fo:margin-top="0cm" fo:margin-bottom="0.212cm" loext:contextual-spacing="false" fo:text-indent="0cm" style:auto-text-indent="false"/>
    </style:style>
    <style:style style:name="Listenfortsetzung_20_5" style:display-name="Listenfortsetzung 5" style:family="paragraph" style:parent-style-name="Standard">
      <style:paragraph-properties fo:margin-left="2.496cm" fo:margin-right="0cm" fo:margin-top="0cm" fo:margin-bottom="0.212cm" loext:contextual-spacing="false" fo:text-indent="0cm" style:auto-text-indent="false"/>
    </style:style>
    <style:style style:name="Listennummer" style:family="paragraph" style:parent-style-name="Standard" style:list-style-name="WW8Num9"/>
    <style:style style:name="Listennummer_20_2" style:display-name="Listennummer 2" style:family="paragraph" style:parent-style-name="Standard" style:list-style-name="WW8Num4"/>
    <style:style style:name="Listennummer_20_3" style:display-name="Listennummer 3" style:family="paragraph" style:parent-style-name="Standard" style:list-style-name="WW8Num3"/>
    <style:style style:name="Listennummer_20_4" style:display-name="Listennummer 4" style:family="paragraph" style:parent-style-name="Standard" style:list-style-name="WW8Num2"/>
    <style:style style:name="Listennummer_20_5" style:display-name="Listennummer 5" style:family="paragraph" style:parent-style-name="Standard" style:list-style-name="WW8Num1"/>
    <style:style style:name="ReferenceBlock" style:family="paragraph" style:parent-style-name="Standard">
      <style:paragraph-properties style:line-height-at-least="0.335cm"/>
      <style:text-properties fo:font-size="8pt" style:font-size-asian="8pt"/>
    </style:style>
    <style:style style:name="Copyright" style:family="paragraph" style:parent-style-name="Standard">
      <style:text-properties fo:font-size="8pt" fo:language="en" fo:country="GB" style:font-size-asian="8pt"/>
    </style:style>
    <style:style style:name="Titel_20_Certificate" style:display-name="Titel Certificate" style:family="paragraph" style:parent-style-name="Standard" style:next-style-name="Standard">
      <style:paragraph-properties style:line-height-at-least="0.9cm"/>
      <style:text-properties fo:font-size="21pt" fo:language="en" fo:country="GB" fo:font-weight="bold" style:font-size-asian="21pt" style:font-weight-asian="bold"/>
    </style:style>
    <style:style style:name="ReferenceBlockLine1" style:family="paragraph" style:parent-style-name="ReferenceBlock">
      <style:paragraph-properties fo:line-height="100%"/>
      <style:text-properties fo:font-size="3pt" fo:language="en" fo:country="GB" style:font-size-asian="3pt"/>
    </style:style>
    <style:style style:name="Page" style:family="paragraph" style:parent-style-name="Standard">
      <style:paragraph-properties style:line-height-at-least="0.339cm"/>
      <style:text-properties fo:font-size="8pt" fo:language="en" fo:country="GB" style:font-size-asian="8pt"/>
    </style:style>
    <style:style style:name="CityDateSecondPage" style:family="paragraph" style:parent-style-name="Standard">
      <style:paragraph-properties fo:margin-top="0.847cm" fo:margin-bottom="0cm" loext:contextual-spacing="false"/>
      <style:text-properties fo:font-size="8pt" fo:language="en" fo:country="GB" style:font-size-asian="8pt"/>
    </style:style>
    <style:style style:name="DocType" style:family="paragraph" style:parent-style-name="Standard">
      <style:paragraph-properties style:line-height-at-least="0.339cm"/>
      <style:text-properties fo:font-size="8pt" style:font-size-asian="8pt"/>
    </style:style>
    <style:style style:name="ToWhom" style:family="paragraph" style:parent-style-name="Standard" style:next-style-name="Standard">
      <style:text-properties fo:font-size="8pt" style:font-size-asian="8pt"/>
    </style:style>
    <style:style style:name="Kein_20_Leerraum" style:display-name="Kein Leerraum" style:family="paragraph">
      <style:paragraph-properties fo:orphans="2" fo:widows="2"/>
      <style:text-properties style:use-window-font-color="true" style:font-name="Calibri" fo:font-family="Calibri" style:font-family-generic="swiss" style:font-pitch="variable" fo:font-size="11pt" fo:language="de" fo:country="CH"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variant="normal" fo:text-transform="none" style:text-outline="false" style:text-line-through-style="none" style:text-line-through-type="none" style:text-position="0% 100%" fo:text-shadow="none" text:display="true"/>
    </style:style>
    <style:style style:name="WW8Num11z4" style:family="text">
      <style:text-properties fo:font-variant="normal" fo:text-transform="none" style:text-outline="false" style:text-line-through-style="none" style:text-line-through-type="none" style:text-position="0% 100%" fo:font-size="10pt" fo:font-style="normal" fo:text-shadow="none" fo:font-weight="bold" style:font-size-asian="10pt" style:font-style-asian="normal" style:font-weight-asian="bold" text:display="true"/>
    </style:style>
    <style:style style:name="WW8Num11z5" style:family="text">
      <style:text-properties fo:font-size="10pt" fo:font-style="normal" fo:font-weight="bold" style:font-size-asian="10pt" style:font-style-asian="normal" style:font-weight-asian="bold"/>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fo:text-shadow="none" text:display="true"/>
    </style:style>
    <style:style style:name="WW8Num25z1" style:family="text">
      <style:text-properties fo:font-variant="normal" fo:text-transform="none" style:text-outline="false" style:text-line-through-style="none" style:text-line-through-type="none" style:text-position="0% 100%" fo:text-shadow="none" text:display="true"/>
    </style:style>
    <style:style style:name="WW8Num25z2"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variant="normal" fo:text-transform="none" style:text-outline="false" style:text-line-through-style="none" style:text-line-through-type="none" style:text-position="0% 100%" fo:text-shadow="none" text:display="true"/>
    </style:style>
    <style:style style:name="WW8Num34z4"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0pt" fo:font-style="normal" fo:text-shadow="none" fo:font-weight="bold" style:font-size-asian="10pt" style:font-style-asian="normal" style:font-weight-asian="bold" style:font-name-complex="Arial" style:font-family-complex="Arial" style:font-family-generic-complex="swiss" style:font-pitch-complex="variable" text:display="true"/>
    </style:style>
    <style:style style:name="WW8Num34z5"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35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ZapfDingbats" fo:font-family="ZapfDingbats" style:font-family-generic="decorative" style:font-pitch="variable" style:font-charset="x-symbol" fo:font-size="11pt" style:font-size-asian="11pt" style:font-name-complex="ZapfDingbats" style:font-family-complex="ZapfDingbats" style:font-family-generic-complex="decorative" style:font-pitch-complex="variable" style:font-charset-complex="x-symbol"/>
    </style:style>
    <style:style style:name="WW8Num36z1" style:family="text">
      <style:text-properties style:font-name="ZapfDingbats" fo:font-family="ZapfDingbats" style:font-family-generic="decorative" style:font-pitch="variable" style:font-charset="x-symbol" style:font-name-complex="ZapfDingbats" style:font-family-complex="ZapfDingbats" style:font-family-generic-complex="decorative" style:font-pitch-complex="variable" style:font-charset-complex="x-symbol"/>
    </style:style>
    <style:style style:name="WW8Num37z0" style:family="text">
      <style:text-properties style:font-name="Arial" fo:font-family="Arial" style:font-family-generic="swiss" style:font-pitch="variable" style:font-name-complex="Arial" style:font-family-complex="Arial" style:font-family-generic-complex="swiss" style:font-pitch-complex="variable"/>
    </style:style>
    <style:style style:name="Absatz-Standardschriftart" style:family="text">
      <style:text-properties fo:language="de" fo:country="CH"/>
    </style:style>
    <style:style style:name="Internet_20_link" style:display-name="Internet link" style:family="text">
      <style:text-properties fo:color="#000000" style:text-line-through-style="none" style:text-line-through-type="none" style:text-position="0% 100%" style:font-name="Times New Roman" fo:font-family="'Times New Roman'" style:font-family-generic="roman" style:font-pitch="variable" fo:font-size="10.5pt" fo:language="de" fo:country="CH" style:text-underline-style="none" style:font-size-asian="10.5pt" style:font-name-complex="Times New Roman" style:font-family-complex="'Times New Roman'" style:font-family-generic-complex="roman" style:font-pitch-complex="variable"/>
    </style:style>
    <style:style style:name="Kommentarzeichen" style:family="text">
      <style:text-properties style:font-name="Times New Roman" fo:font-family="'Times New Roman'" style:font-family-generic="roman" style:font-pitch="variable" fo:font-size="7pt" fo:language="de" fo:country="CH" style:font-size-asian="7pt" style:font-name-complex="Times New Roman" style:font-family-complex="'Times New Roman'" style:font-family-generic-complex="roman" style:font-pitch-complex="variable" style:font-size-complex="8pt"/>
    </style:style>
    <style:style style:name="Endnote_20_Symbol" style:display-name="Endnote Symbol" style:family="text">
      <style:text-properties style:text-position="super 58%"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Strong_20_Emphasis" style:display-name="Strong Emphasis" style:family="text">
      <style:text-properties style:font-name="Times New Roman" fo:font-family="'Times New Roman'" style:font-family-generic="roman" style:font-pitch="variable" fo:language="de" fo:country="CH" fo:font-weight="bold" style:font-weight-asian="bold" style:font-name-complex="Times New Roman" style:font-family-complex="'Times New Roman'" style:font-family-generic-complex="roman" style:font-pitch-complex="variable" style:font-weight-complex="bold"/>
    </style:style>
    <style:style style:name="Description" style:family="text">
      <style:text-properties style:font-name="Times New Roman" fo:font-family="'Times New Roman'" style:font-family-generic="roman" style:font-pitch="variable" fo:font-size="7pt" fo:language="de" fo:country="CH" style:font-size-asian="7pt" style:font-name-complex="Times New Roman" style:font-family-complex="'Times New Roman'" style:font-family-generic-complex="roman" style:font-pitch-complex="variable"/>
    </style:style>
    <style:style style:name="Emphasis" style:family="text">
      <style:text-properties style:font-name="Times New Roman" fo:font-family="'Times New Roman'" style:font-family-generic="roman" style:font-pitch="variable" fo:language="de" fo:country="CH" fo:font-style="italic" style:font-style-asian="italic" style:font-name-complex="Times New Roman" style:font-family-complex="'Times New Roman'" style:font-family-generic-complex="roman" style:font-pitch-complex="variable" style:font-style-complex="italic"/>
    </style:style>
    <style:style style:name="Visited_20_Internet_20_Link" style:display-name="Visited Internet Link" style:family="text">
      <style:text-properties style:text-line-through-style="none" style:text-line-through-type="none" style:text-position="0% 100%" style:font-name="Times New Roman" fo:font-family="'Times New Roman'" style:font-family-generic="roman" style:font-pitch="variable" fo:language="de" fo:country="CH" style:text-underline-style="none" style:font-name-complex="Times New Roman" style:font-family-complex="'Times New Roman'" style:font-family-generic-complex="roman" style:font-pitch-complex="variable"/>
    </style:style>
    <style:style style:name="HTML_20_Zitat" style:display-name="HTML Zitat"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HTML_20_Code" style:display-name="HTML Code"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font-size-complex="10pt"/>
    </style:style>
    <style:style style:name="HTML_20_Definition" style:display-name="HTML Definition"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HTML_20_Tastatur" style:display-name="HTML Tastatur"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font-size-complex="10pt"/>
    </style:style>
    <style:style style:name="HTML_20_Beispiel" style:display-name="HTML Beispiel"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style>
    <style:style style:name="HTML_20_Schreibmaschine" style:display-name="HTML Schreibmaschine" style:family="text">
      <style:text-properties style:font-name="Times New Roman" fo:font-family="'Times New Roman'" style:font-family-generic="roman" style:font-pitch="variable" fo:font-size="10pt" fo:language="de" fo:country="CH" style:font-size-asian="10pt" style:font-name-complex="Courier New" style:font-family-complex="'Courier New'" style:font-family-generic-complex="modern" style:font-size-complex="10pt"/>
    </style:style>
    <style:style style:name="HTML_20_Variable" style:display-name="HTML Variable"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Line_20_numbering" style:display-name="Line numbering"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Page_20_Number" style:display-name="Page Number"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HTML_20_Akronym" style:display-name="HTML Akronym"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Page_20_Char" style:display-name="Page Char" style:family="text">
      <style:text-properties fo:font-size="8pt" fo:letter-spacing="0.007cm" fo:language="en" fo:country="GB" style:font-size-asian="8pt" style:font-size-complex="12pt" style:language-complex="ar" style:country-complex="SA"/>
    </style:style>
    <style:style style:name="Weak" style:family="text">
      <style:text-properties fo:language="de" fo:country="CH" fo:font-style="italic" style:font-style-asian="italic" style:font-weight-complex="bold"/>
    </style:style>
    <style:style style:name="ReturnAddress_20_Char" style:display-name="ReturnAddress Char" style:family="text">
      <style:text-properties fo:font-size="8pt" fo:letter-spacing="0.007cm" fo:language="de" fo:country="CH" style:font-size-asian="8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suffix="." style:num-format="1">
        <style:list-level-properties text:list-level-position-and-space-mode="label-alignment">
          <style:list-level-label-alignment text:label-followed-by="listtab" fo:text-indent="-0.7cm" fo:margin-left="0.7cm"/>
        </style:list-level-properties>
      </text:outline-level-style>
      <text:outline-level-style text:level="2" text:style-name="WW8Num11z0" style:num-suffix="." style:num-format="1" text:display-levels="2">
        <style:list-level-properties text:list-level-position-and-space-mode="label-alignment">
          <style:list-level-label-alignment text:label-followed-by="listtab" fo:margin-left="0.3cm"/>
        </style:list-level-properties>
      </text:outline-level-style>
      <text:outline-level-style text:level="3" text:style-name="WW8Num11z0" style:num-suffix="." style:num-format="1" text:display-levels="3">
        <style:list-level-properties text:list-level-position-and-space-mode="label-alignment">
          <style:list-level-label-alignment text:label-followed-by="listtab" fo:margin-left="0.55cm"/>
        </style:list-level-properties>
      </text:outline-level-style>
      <text:outline-level-style text:level="4" text:style-name="WW8Num11z0" style:num-suffix="." style:num-format="1" text:display-levels="4">
        <style:list-level-properties text:list-level-position-and-space-mode="label-alignment">
          <style:list-level-label-alignment text:label-followed-by="listtab"/>
        </style:list-level-properties>
      </text:outline-level-style>
      <text:outline-level-style text:level="5" text:style-name="WW8Num11z4" style:num-suffix="." style:num-format="1" text:display-levels="5">
        <style:list-level-properties text:list-level-position-and-space-mode="label-alignment">
          <style:list-level-label-alignment text:label-followed-by="listtab"/>
        </style:list-level-properties>
      </text:outline-level-style>
      <text:outline-level-style text:level="6" text:style-name="WW8Num11z5" style:num-suffix="." style:num-format="1" text:display-levels="6">
        <style:list-level-properties text:list-level-position-and-space-mode="label-alignment">
          <style:list-level-label-alignment text:label-followed-by="listtab"/>
        </style:list-level-properties>
      </text:outline-level-style>
      <text:outline-level-style text:level="7" text:style-name="WW8Num11z5" style:num-suffix="." style:num-format="1" text:display-levels="7">
        <style:list-level-properties text:list-level-position-and-space-mode="label-alignment">
          <style:list-level-label-alignment text:label-followed-by="listtab"/>
        </style:list-level-properties>
      </text:outline-level-style>
      <text:outline-level-style text:level="8" text:style-name="WW8Num11z5" style:num-suffix="." style:num-format="1" text:display-levels="8">
        <style:list-level-properties text:list-level-position-and-space-mode="label-alignment">
          <style:list-level-label-alignment text:label-followed-by="listtab"/>
        </style:list-level-properties>
      </text:outline-level-style>
      <text:outline-level-style text:level="9" text:style-name="WW8Num11z5"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margin-left="0.3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margin-left="0.55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1z5"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8Num11z5" style:num-suffix="." style:num-format="1" text:display-levels="8">
        <style:list-level-properties text:list-level-position-and-space-mode="label-alignment">
          <style:list-level-label-alignment text:label-followed-by="listtab"/>
        </style:list-level-properties>
      </text:list-level-style-number>
      <text:list-level-style-number text:level="9" text:style-name="WW8Num11z5"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14z1"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14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14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4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4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0z0" style:num-format="1">
        <style:list-level-properties text:list-level-position-and-space-mode="label-alignment">
          <style:list-level-label-alignment text:label-followed-by="listtab" text:list-tab-stop-position="1.259cm" fo:text-indent="-0.63cm" fo:margin-left="1.259cm"/>
        </style:list-level-properties>
      </text:list-level-style-number>
      <text:list-level-style-number text:level="3" text:style-name="WW8Num20z0" style:num-format="1">
        <style:list-level-properties text:list-level-position-and-space-mode="label-alignment">
          <style:list-level-label-alignment text:label-followed-by="listtab" text:list-tab-stop-position="1.891cm" fo:text-indent="-0.631cm" fo:margin-left="1.891cm"/>
        </style:list-level-properties>
      </text:list-level-style-number>
      <text:list-level-style-number text:level="4" text:style-name="WW8Num20z0" style:num-format="1">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5" text:style-name="WW8Num20z0" style:num-format="1">
        <style:list-level-properties text:list-level-position-and-space-mode="label-alignment">
          <style:list-level-label-alignment text:label-followed-by="listtab" text:list-tab-stop-position="3.15cm" fo:text-indent="-0.63cm" fo:margin-left="3.15cm"/>
        </style:list-level-properties>
      </text:list-level-style-number>
      <text:list-level-style-number text:level="6" text:style-name="WW8Num20z0" style:num-format="1">
        <style:list-level-properties text:list-level-position-and-space-mode="label-alignment">
          <style:list-level-label-alignment text:label-followed-by="listtab" text:list-tab-stop-position="3.78cm" fo:text-indent="-0.63cm" fo:margin-left="3.78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4.41cm" fo:text-indent="-0.63cm" fo:margin-left="4.41cm"/>
        </style:list-level-properties>
      </text:list-level-style-number>
      <text:list-level-style-number text:level="8" text:style-name="WW8Num20z0" style:num-suffix="." style:num-format="1">
        <style:list-level-properties text:list-level-position-and-space-mode="label-alignment">
          <style:list-level-label-alignment text:label-followed-by="listtab" text:list-tab-stop-position="5.041cm" fo:text-indent="-0.631cm" fo:margin-left="5.041cm"/>
        </style:list-level-properties>
      </text:list-level-style-number>
      <text:list-level-style-number text:level="9" text:style-name="WW8Num20z0" style:num-suffix="." style:num-format="1">
        <style:list-level-properties text:list-level-position-and-space-mode="label-alignment">
          <style:list-level-label-alignment text:label-followed-by="listtab" text:list-tab-stop-position="5.671cm" fo:text-indent="-0.63cm" fo:margin-left="5.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2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2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2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2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2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format="A" style:num-letter-sync="true">
        <style:list-level-properties text:list-level-position-and-space-mode="label-alignment">
          <style:list-level-label-alignment text:label-followed-by="listtab" text:list-tab-stop-position="1.259cm" fo:text-indent="-0.63cm" fo:margin-left="1.259cm"/>
        </style:list-level-properties>
      </text:list-level-style-number>
      <text:list-level-style-number text:level="3" text:style-name="WW8Num25z2" style:num-suffix="." style:num-format="A" style:num-letter-sync="true">
        <style:list-level-properties text:list-level-position-and-space-mode="label-alignment">
          <style:list-level-label-alignment text:label-followed-by="listtab" text:list-tab-stop-position="1.891cm" fo:text-indent="-0.631cm" fo:margin-left="1.891cm"/>
        </style:list-level-properties>
      </text:list-level-style-number>
      <text:list-level-style-number text:level="4" text:style-name="WW8Num25z2" style:num-suffix="." style:num-format="A" style:num-letter-sync="true">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5" text:style-name="WW8Num25z2" style:num-suffix="." style:num-format="A" style:num-letter-sync="true">
        <style:list-level-properties text:list-level-position-and-space-mode="label-alignment">
          <style:list-level-label-alignment text:label-followed-by="listtab" text:list-tab-stop-position="3.15cm" fo:text-indent="-0.63cm" fo:margin-left="3.15cm"/>
        </style:list-level-properties>
      </text:list-level-style-number>
      <text:list-level-style-number text:level="6" text:style-name="WW8Num25z2" style:num-suffix="." style:num-format="A" style:num-letter-sync="true">
        <style:list-level-properties text:list-level-position-and-space-mode="label-alignment">
          <style:list-level-label-alignment text:label-followed-by="listtab" text:list-tab-stop-position="3.78cm" fo:text-indent="-0.63cm" fo:margin-left="3.78cm"/>
        </style:list-level-properties>
      </text:list-level-style-number>
      <text:list-level-style-number text:level="7" text:style-name="WW8Num25z2" style:num-suffix="." style:num-format="A" style:num-letter-sync="true">
        <style:list-level-properties text:list-level-position-and-space-mode="label-alignment">
          <style:list-level-label-alignment text:label-followed-by="listtab" text:list-tab-stop-position="4.41cm" fo:text-indent="-0.63cm" fo:margin-left="4.41cm"/>
        </style:list-level-properties>
      </text:list-level-style-number>
      <text:list-level-style-number text:level="8" text:style-name="WW8Num25z2" style:num-suffix="." style:num-format="A" style:num-letter-sync="true">
        <style:list-level-properties text:list-level-position-and-space-mode="label-alignment">
          <style:list-level-label-alignment text:label-followed-by="listtab" text:list-tab-stop-position="5.041cm" fo:text-indent="-0.631cm" fo:margin-left="5.041cm"/>
        </style:list-level-properties>
      </text:list-level-style-number>
      <text:list-level-style-number text:level="9" text:style-name="WW8Num25z2" style:num-suffix="." style:num-format="A" style:num-letter-sync="true">
        <style:list-level-properties text:list-level-position-and-space-mode="label-alignment">
          <style:list-level-label-alignment text:label-followed-by="listtab" text:list-tab-stop-position="5.671cm" fo:text-indent="-0.63cm" fo:margin-left="5.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space"/>
        </style:list-level-properties>
      </text:list-level-style-number>
      <text:list-level-style-number text:level="2" text:style-name="WW8Num34z0" style:num-format="1" text:display-levels="2">
        <style:list-level-properties text:list-level-position-and-space-mode="label-alignment">
          <style:list-level-label-alignment text:label-followed-by="space"/>
        </style:list-level-properties>
      </text:list-level-style-number>
      <text:list-level-style-number text:level="3" text:style-name="WW8Num34z0" style:num-format="1" text:display-levels="3">
        <style:list-level-properties text:list-level-position-and-space-mode="label-alignment">
          <style:list-level-label-alignment text:label-followed-by="space"/>
        </style:list-level-properties>
      </text:list-level-style-number>
      <text:list-level-style-number text:level="4" text:style-name="WW8Num34z0" style:num-format="1" text:display-levels="4">
        <style:list-level-properties text:list-level-position-and-space-mode="label-alignment">
          <style:list-level-label-alignment text:label-followed-by="space"/>
        </style:list-level-properties>
      </text:list-level-style-number>
      <text:list-level-style-number text:level="5" text:style-name="WW8Num34z4" style:num-format="1" text:display-levels="5">
        <style:list-level-properties text:list-level-position-and-space-mode="label-alignment">
          <style:list-level-label-alignment text:label-followed-by="space"/>
        </style:list-level-properties>
      </text:list-level-style-number>
      <text:list-level-style-number text:level="6" text:style-name="WW8Num34z5" style:num-format="1" text:display-levels="6">
        <style:list-level-properties text:list-level-position-and-space-mode="label-alignment">
          <style:list-level-label-alignment text:label-followed-by="space"/>
        </style:list-level-properties>
      </text:list-level-style-number>
      <text:list-level-style-number text:level="7" text:style-name="WW8Num34z5" style:num-format="1" text:display-levels="7">
        <style:list-level-properties text:list-level-position-and-space-mode="label-alignment">
          <style:list-level-label-alignment text:label-followed-by="space"/>
        </style:list-level-properties>
      </text:list-level-style-number>
      <text:list-level-style-number text:level="8" text:style-name="WW8Num34z5" style:num-format="1" text:display-levels="8">
        <style:list-level-properties text:list-level-position-and-space-mode="label-alignment">
          <style:list-level-label-alignment text:label-followed-by="space"/>
        </style:list-level-properties>
      </text:list-level-style-number>
      <text:list-level-style-number text:level="9" text:style-name="WW8Num34z5"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ZapfDingbats"/>
      </text:list-level-style-bullet>
      <text:list-level-style-bullet text:level="2" text:style-name="WW8Num36z1" style:num-suffix="." text:bullet-char="">
        <style:list-level-properties text:list-level-position-and-space-mode="label-alignment">
          <style:list-level-label-alignment text:label-followed-by="listtab" text:list-tab-stop-position="1.259cm" fo:text-indent="-0.63cm" fo:margin-left="1.259cm"/>
        </style:list-level-properties>
        <style:text-properties style:font-name="ZapfDingbats"/>
      </text:list-level-style-bullet>
      <text:list-level-style-bullet text:level="3" text:style-name="WW8Num36z1" style:num-suffix="." text:bullet-char="">
        <style:list-level-properties text:list-level-position-and-space-mode="label-alignment">
          <style:list-level-label-alignment text:label-followed-by="listtab" text:list-tab-stop-position="1.891cm" fo:text-indent="-0.631cm" fo:margin-left="1.891cm"/>
        </style:list-level-properties>
        <style:text-properties style:font-name="ZapfDingbats"/>
      </text:list-level-style-bullet>
      <text:list-level-style-bullet text:level="4" text:style-name="WW8Num36z1" style:num-suffix="." text:bullet-char="">
        <style:list-level-properties text:list-level-position-and-space-mode="label-alignment">
          <style:list-level-label-alignment text:label-followed-by="listtab" text:list-tab-stop-position="2.521cm" fo:text-indent="-0.63cm" fo:margin-left="2.521cm"/>
        </style:list-level-properties>
        <style:text-properties style:font-name="ZapfDingbats"/>
      </text:list-level-style-bullet>
      <text:list-level-style-bullet text:level="5" text:style-name="WW8Num36z1" style:num-suffix="." text:bullet-char="">
        <style:list-level-properties text:list-level-position-and-space-mode="label-alignment">
          <style:list-level-label-alignment text:label-followed-by="listtab" text:list-tab-stop-position="3.15cm" fo:text-indent="-0.63cm" fo:margin-left="3.15cm"/>
        </style:list-level-properties>
        <style:text-properties style:font-name="ZapfDingbats"/>
      </text:list-level-style-bullet>
      <text:list-level-style-bullet text:level="6" text:style-name="WW8Num36z1" style:num-suffix="." text:bullet-char="">
        <style:list-level-properties text:list-level-position-and-space-mode="label-alignment">
          <style:list-level-label-alignment text:label-followed-by="listtab" text:list-tab-stop-position="3.78cm" fo:text-indent="-0.63cm" fo:margin-left="3.78cm"/>
        </style:list-level-properties>
        <style:text-properties style:font-name="ZapfDingbats"/>
      </text:list-level-style-bullet>
      <text:list-level-style-bullet text:level="7" text:style-name="WW8Num36z1" style:num-suffix="." text:bullet-char="">
        <style:list-level-properties text:list-level-position-and-space-mode="label-alignment">
          <style:list-level-label-alignment text:label-followed-by="listtab" text:list-tab-stop-position="4.41cm" fo:text-indent="-0.63cm" fo:margin-left="4.41cm"/>
        </style:list-level-properties>
        <style:text-properties style:font-name="ZapfDingbats"/>
      </text:list-level-style-bullet>
      <text:list-level-style-bullet text:level="8" text:style-name="WW8Num36z1" style:num-suffix="." text:bullet-char="">
        <style:list-level-properties text:list-level-position-and-space-mode="label-alignment">
          <style:list-level-label-alignment text:label-followed-by="listtab" text:list-tab-stop-position="5.041cm" fo:text-indent="-0.631cm" fo:margin-left="5.041cm"/>
        </style:list-level-properties>
        <style:text-properties style:font-name="ZapfDingbats"/>
      </text:list-level-style-bullet>
      <text:list-level-style-bullet text:level="9" text:style-name="WW8Num36z1" style:num-suffix="." text:bullet-char="">
        <style:list-level-properties text:list-level-position-and-space-mode="label-alignment">
          <style:list-level-label-alignment text:label-followed-by="listtab" text:list-tab-stop-position="5.671cm" fo:text-indent="-0.63cm" fo:margin-left="5.671cm"/>
        </style:list-level-properties>
        <style:text-properties style:font-name="ZapfDingbat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63cm" fo:margin-left="0.63cm"/>
        </style:list-level-properties>
        <style:text-properties style:font-name="Arial"/>
      </text:list-level-style-bullet>
      <text:list-level-style-bullet text:level="2" text:style-name="WW8Num37z0" style:num-suffix="." text:bullet-char="-">
        <style:list-level-properties text:list-level-position-and-space-mode="label-alignment">
          <style:list-level-label-alignment text:label-followed-by="listtab" text:list-tab-stop-position="1.259cm" fo:text-indent="-0.63cm" fo:margin-left="1.259cm"/>
        </style:list-level-properties>
        <style:text-properties style:font-name="Arial"/>
      </text:list-level-style-bullet>
      <text:list-level-style-bullet text:level="3" text:style-name="WW8Num37z0" style:num-suffix="." text:bullet-char="-">
        <style:list-level-properties text:list-level-position-and-space-mode="label-alignment">
          <style:list-level-label-alignment text:label-followed-by="listtab" text:list-tab-stop-position="1.891cm" fo:text-indent="-0.631cm" fo:margin-left="1.891cm"/>
        </style:list-level-properties>
        <style:text-properties style:font-name="Arial"/>
      </text:list-level-style-bullet>
      <text:list-level-style-bullet text:level="4" text:style-name="WW8Num37z0" style:num-suffix="." text:bullet-char="-">
        <style:list-level-properties text:list-level-position-and-space-mode="label-alignment">
          <style:list-level-label-alignment text:label-followed-by="listtab" text:list-tab-stop-position="2.521cm" fo:text-indent="-0.63cm" fo:margin-left="2.521cm"/>
        </style:list-level-properties>
        <style:text-properties style:font-name="Arial"/>
      </text:list-level-style-bullet>
      <text:list-level-style-bullet text:level="5" text:style-name="WW8Num37z0" style:num-suffix="." text:bullet-char="-">
        <style:list-level-properties text:list-level-position-and-space-mode="label-alignment">
          <style:list-level-label-alignment text:label-followed-by="listtab" text:list-tab-stop-position="3.15cm" fo:text-indent="-0.63cm" fo:margin-left="3.15cm"/>
        </style:list-level-properties>
        <style:text-properties style:font-name="Arial"/>
      </text:list-level-style-bullet>
      <text:list-level-style-bullet text:level="6" text:style-name="WW8Num37z0" style:num-suffix="." text:bullet-char="-">
        <style:list-level-properties text:list-level-position-and-space-mode="label-alignment">
          <style:list-level-label-alignment text:label-followed-by="listtab" text:list-tab-stop-position="3.78cm" fo:text-indent="-0.63cm" fo:margin-left="3.78cm"/>
        </style:list-level-properties>
        <style:text-properties style:font-name="Arial"/>
      </text:list-level-style-bullet>
      <text:list-level-style-bullet text:level="7" text:style-name="WW8Num37z0" style:num-suffix="." text:bullet-char="-">
        <style:list-level-properties text:list-level-position-and-space-mode="label-alignment">
          <style:list-level-label-alignment text:label-followed-by="listtab" text:list-tab-stop-position="4.41cm" fo:text-indent="-0.63cm" fo:margin-left="4.41cm"/>
        </style:list-level-properties>
        <style:text-properties style:font-name="Arial"/>
      </text:list-level-style-bullet>
      <text:list-level-style-bullet text:level="8" text:style-name="WW8Num37z0" style:num-suffix="." text:bullet-char="-">
        <style:list-level-properties text:list-level-position-and-space-mode="label-alignment">
          <style:list-level-label-alignment text:label-followed-by="listtab" text:list-tab-stop-position="5.041cm" fo:text-indent="-0.631cm" fo:margin-left="5.041cm"/>
        </style:list-level-properties>
        <style:text-properties style:font-name="Arial"/>
      </text:list-level-style-bullet>
      <text:list-level-style-bullet text:level="9" text:style-name="WW8Num37z0" style:num-suffix="." text:bullet-char="-">
        <style:list-level-properties text:list-level-position-and-space-mode="label-alignment">
          <style:list-level-label-alignment text:label-followed-by="listtab" text:list-tab-stop-position="5.671cm" fo:text-indent="-0.63cm" fo:margin-left="5.67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9.006cm" fo:margin-right="0cm" fo:text-indent="1.501cm" style:auto-text-indent="false"/>
      <style:text-properties fo:language="none" fo:country="none" style:language-asian="none" style:country-asian="none"/>
    </style:style>
    <style:style style:name="MP2" style:family="paragraph" style:parent-style-name="OutputprofileTitle">
      <style:paragraph-properties fo:margin-left="0cm" fo:margin-right="0.635cm" fo:text-indent="0cm" style:auto-text-indent="false">
        <style:tab-stops>
          <style:tab-stop style:position="7.447cm" style:type="center"/>
        </style:tab-stops>
      </style:paragraph-properties>
    </style:style>
    <style:style style:name="MP3" style:family="paragraph" style:parent-style-name="Standard">
      <style:text-properties fo:language="en" fo:country="GB" style:language-asian="none" style:country-asian="none"/>
    </style:style>
    <style:style style:name="MP4" style:family="paragraph" style:parent-style-name="DocType">
      <style:paragraph-properties fo:line-height="100%"/>
    </style:style>
    <style:style style:name="MT1" style:family="text"/>
    <style:style style:name="MT2" style:family="text">
      <style:text-properties fo:language="de" fo:country="CH"/>
    </style:style>
    <style:style style:name="MT3" style:family="text">
      <style:text-properties fo:language="en" fo:country="GB"/>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cm" fo:margin-bottom="0.801cm" fo:margin-left="3.35cm" fo:margin-right="2.12cm"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9cm" fo:margin-left="0cm" fo:margin-right="0cm" fo:margin-bottom="3.80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3.35cm" fo:margin-right="2.12cm"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5cm" fo:margin-left="0cm" fo:margin-right="0cm" fo:margin-bottom="2.951cm" style:dynamic-spacing="true"/>
      </style:header-style>
      <style:footer-style>
        <style:header-footer-properties fo:min-height="1.88cm" fo:margin-left="0cm" fo:margin-right="0cm" fo:margin-top="1.782cm"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Oaw.2007080614125898476083.01745" text:anchor-type="char" svg:x="0cm" svg:y="0cm" svg:width="21.008cm" svg:height="5.009cm" draw:z-index="2"><draw:image xlink:href="Pictures/200000B0000069D5000019521AEC1DE29AC50A2C.wmf" xlink:type="simple" xlink:show="embed" xlink:actuate="onLoad"/></draw:frame></text:p>
      </style:header>
      <style:footer>
        <text:p text:style-name="MP2"><draw:frame draw:style-name="Mfr2" draw:name="Frame2" text:anchor-type="paragraph" svg:y="0.002cm" draw:z-index="1"><draw:text-box fo:min-height="0.058cm" fo:min-width="0.041cm"><text:p text:style-name="Footer"><text:span text:style-name="Page_20_Number"><text:page-number text:select-page="current">1</text:page-number></text:span></text:p></draw:text-box></draw:frame><text:user-defined style:data-style-name="N0" text:name="Outputprofile.InternalPath"/><text:user-defined style:data-style-name="N0" text:name="Outputprofile.DraftPathTime"/><text:tab/><draw:frame draw:style-name="Mfr1" draw:name="Oaw.2007080810342414363444.01745" text:anchor-type="char" svg:x="-0.025cm" svg:y="27.674cm" svg:width="21.008cm" svg:height="1.993cm" draw:z-index="6"><draw:image xlink:href="Pictures/200000B9000069D500000A21E4A252924ADBDC1E.wmf" xlink:type="simple" xlink:show="embed" xlink:actuate="onLoad"/></draw:frame></text:p>
        <text:p text:style-name="OutputprofileText"><field:fieldmark-start text:name="__Fieldmark__20_1478440224" field:type="vnd.oasis.opendocument.field.UNHANDLED"><field:param field:name="vnd.oasis.opendocument.field.code" field:value=" IF "/><field:param field:name="vnd.oasis.opendocument.field.id" field:value="7"/></field:fieldmark-start><field:fieldmark-end/><field:fieldmark-start text:name="__Fieldmark__23_1478440224" field:type="vnd.oasis.opendocument.field.UNHANDLED"><field:param field:name="vnd.oasis.opendocument.field.code" field:value=" IF "/><field:param field:name="vnd.oasis.opendocument.field.id" field:value="7"/></field:fieldmark-start><field:fieldmark-end/></text:p>
      </style:footer>
    </style:master-page>
    <style:master-page style:name="Convert_20_1" style:display-name="Convert 1" style:page-layout-name="Mpm2">
      <style:header>
        <text:p text:style-name="MP3"><draw:frame draw:style-name="Mfr1" draw:name="Oaw.2007080614301815161019.02111" text:anchor-type="char" svg:x="-0.023cm" svg:y="0cm" svg:width="21.008cm" svg:height="2.492cm" draw:z-index="5"><draw:image xlink:href="Pictures/20000092000069D500000C9CFB3AD67ADFFCD3AE.wmf" xlink:type="simple" xlink:show="embed" xlink:actuate="onLoad"/></draw:frame></text:p>
        <text:p text:style-name="CityDateSecondPage"><field:fieldmark-start text:name="__Fieldmark__32_1478440224" field:type="vnd.oasis.opendocument.field.UNHANDLED"><field:param field:name="vnd.oasis.opendocument.field.code" field:value=" IF "/><field:param field:name="vnd.oasis.opendocument.field.id" field:value="7"/></field:fieldmark-start><field:fieldmark-end/><text:user-defined style:data-style-name="N0" text:name="Doc.Page">Seite</text:user-defined><text:span text:style-name="Page_20_Char"><text:span text:style-name="MT2"> </text:span></text:span><text:page-number text:select-page="current">4</text:page-number>/<text:page-count style:num-format="1">4</text:page-count></text:p>
        <text:p text:style-name="DocType">Praxismodul: Projektskizze</text:p>
        <text:p text:style-name="MP4"/>
      </style:header>
      <style:footer>
        <text:p text:style-name="OutputprofileTitle"><text:span text:style-name="MT3"><text:user-defined style:data-style-name="N0" text:name="Outputprofile.InternalPath"/></text:span><text:span text:style-name="MT3"><text:user-defined style:data-style-name="N0" text:name="Outputprofile.DraftPathTime"/></text:span></text:p>
        <text:p text:style-name="OutputprofileText"><field:fieldmark-start text:name="__Fieldmark__60_1478440224" field:type="vnd.oasis.opendocument.field.UNHANDLED"><field:param field:name="vnd.oasis.opendocument.field.code" field:value=" IF "/><field:param field:name="vnd.oasis.opendocument.field.id" field:value="7"/></field:fieldmark-start><field:fieldmark-end/><field:fieldmark-start text:name="__Fieldmark__63_1478440224" field:type="vnd.oasis.opendocument.field.UNHANDLED"><field:param field:name="vnd.oasis.opendocument.field.code" field:value=" IF "/><field:param field:name="vnd.oasis.opendocument.field.id" field:value="7"/></field:fieldmark-start><field:fieldmark-en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tätigkeit bei Arbeitgeber-Firma &lt;Firma&gt;</dc:title>
    <meta:creation-date>2009-09-15T07:33:00</meta:creation-date>
    <dc:date>2017-03-03T12:05:27.609367288</dc:date>
    <meta:print-date>2009-08-15T19:04:00</meta:print-date>
    <meta:editing-cycles>51</meta:editing-cycles>
    <meta:generator>LibreOffice/5.3.0.3$Linux_X86_64 LibreOffice_project/30m0$Build-3</meta:generator>
    <meta:editing-duration>PT1M4S</meta:editing-duration>
    <meta:document-statistic meta:table-count="2" meta:image-count="3" meta:object-count="0" meta:page-count="4" meta:paragraph-count="118" meta:word-count="697" meta:character-count="5041" meta:non-whitespace-character-count="4491"/>
    <meta:user-defined meta:name="Author.Name"/>
    <meta:user-defined meta:name="BM_DocumentType">Praxismodul: Projektskizze</meta:user-defined>
    <meta:user-defined meta:name="BM_Enclosures"/>
    <meta:user-defined meta:name="BM_Subject">Projekttätigkeit bei Arbeitgeber-Firma &lt;Firma&gt;</meta:user-defined>
    <meta:user-defined meta:name="BM_Text" meta:value-type="string"/>
    <meta:user-defined meta:name="Contactperson.Additive" meta:value-type="string"/>
    <meta:user-defined meta:name="Contactperson.DirectPhone" meta:value-type="string"/>
    <meta:user-defined meta:name="Contactperson.EMail" meta:value-type="string"/>
    <meta:user-defined meta:name="Contactperson.Function" meta:value-type="string"/>
    <meta:user-defined meta:name="Contactperson.Name" meta:value-type="string"/>
    <meta:user-defined meta:name="Contactperson.OrganisationUnit" meta:value-type="string"/>
    <meta:user-defined meta:name="Contactperson.SchoolPart" meta:value-type="string"/>
    <meta:user-defined meta:name="Date.Format.Long" meta:value-type="string">15. August 2009</meta:user-defined>
    <meta:user-defined meta:name="Date.Format.Long.dateValue" meta:value-type="string">40040</meta:user-defined>
    <meta:user-defined meta:name="Doc.Document" meta:value-type="string">Dokument</meta:user-defined>
    <meta:user-defined meta:name="Doc.Page" meta:value-type="string">Seite</meta:user-defined>
    <meta:user-defined meta:name="Doc.Recipient" meta:value-type="string">Empfänger</meta:user-defined>
    <meta:user-defined meta:name="Doc.Subject" meta:value-type="string">Betreff</meta:user-defined>
    <meta:user-defined meta:name="Doc.Telephone" meta:value-type="string">T direkt</meta:user-defined>
    <meta:user-defined meta:name="Doc.Text" meta:value-type="string">Text</meta:user-defined>
    <meta:user-defined meta:name="Doc.ToWhom" meta:value-type="string">Geht an:</meta:user-defined>
    <meta:user-defined meta:name="OawAttachedTemplate" meta:value-type="string">AKTENNOTIZ BERICHT.OWT</meta:user-defined>
    <meta:user-defined meta:name="OawBuiltInDocProps" meta:value-type="string">&lt;OawBuiltInDocProps&gt;&lt;default profileUID="0"&gt;&lt;word&gt;&lt;category&gt;&lt;/category&gt;&lt;keywords&gt;&lt;/keywords&gt;&lt;comments&gt;&lt;/comments&gt;&lt;hyperlinkBase&gt;&lt;/hyperlinkBase&gt;&lt;fileNam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title&gt;&lt;subject&gt;&lt;/subject&gt;&lt;/word&gt;&lt;PDF&gt;&lt;category&gt;&lt;/category&gt;&lt;keywords&gt;&lt;/keywords&gt;&lt;comments&gt;&lt;/comments&gt;&lt;hyperlinkBase&gt;&lt;/hyperlinkBase&gt;&lt;fileNam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default&gt;&lt;/OawBuiltInDocProps&gt;</meta:user-defined>
    <meta:user-defined meta:name="OawDate.Manual" meta:value-type="string">&lt;document&gt;&lt;OawDateManual name="Date.Format.Long"&gt;&lt;profile type="default" UID="" sameAsDefault="0"&gt;&lt;format UID="2007080617324934027782" type="6" defaultValue="%OawCreationDate%" dateFormat="Date.Format.Long"/&gt;&lt;/profile&gt;&lt;/OawDateManual&gt;&lt;/document&gt;</meta:user-defined>
    <meta:user-defined meta:name="OawDistributionEnabled" meta:value-type="string">&lt;empty/&gt;</meta:user-defined>
    <meta:user-defined meta:name="OawDocProp.200212191811121321310321301031x" meta:value-type="string">&lt;source&gt;&lt;Fields List="Name|OrganisationUnit|SchoolPart|Function|Additive|DirectPhone|EMail"/&gt;&lt;profile type="default" UID="" sameAsDefault="0"&gt;&lt;OawDocProperty name="Contactperson.Name" field="Name"/&gt;&lt;OawDocProperty name="Contactperson.OrganisationUnit" field="OrganisationUnit"/&gt;&lt;OawDocProperty name="Contactperson.SchoolPart" field="SchoolPart"/&gt;&lt;OawDocProperty name="Contactperson.Function" field="Function"/&gt;&lt;OawDocProperty name="Contactperson.Additive" field="Additive"/&gt;&lt;OawDocProperty name="Contactperson.DirectPhone" field="DirectPhone"/&gt;&lt;OawDocProperty name="Contactperson.EMail" field="EMail"/&gt;&lt;/profile&gt;&lt;/source&gt;</meta:user-defined>
    <meta:user-defined meta:name="OawDocProp.2002122010583847234010578" meta:value-type="string">&lt;source&gt;&lt;Fields List="Name|Function|OrganisationUnit|SchoolPart|SignatureHighResBW|SignatureHighResBW"/&gt;&lt;profile type="default" UID="" sameAsDefault="0"&gt;&lt;OawDocProperty name="Signature1.Name" field="Name"/&gt;&lt;OawDocProperty name="Signature1.Function" field="Function"/&gt;&lt;OawDocProperty name="Signature1.OrganisationUnit" field="OrganisationUnit"/&gt;&lt;OawDocProperty name="Signature1.SchoolPart" field="SchoolPart"/&gt;&lt;/profile&gt;&lt;profile type="send" UID="2006121210395821292110" sameAsDefault="0"&gt;&lt;OawPicture name="Signature1" field="SignatureHighResBW" UID="2007080811584278103525" top="-150" left="-100" relativeHorizontalPosition="0" relativeVerticalPosition="2" horizontalAdjustment="0" verticalAdjustment="0" anchorBookmark="Signature"/&gt;&lt;/profile&gt;&lt;profile type="save" UID="2006121210441235887611" sameAsDefault="0"&gt;&lt;OawPicture name="Signature1" field="SignatureHighResBW" UID="2007080811584278103525" top="-150" left="-100" relativeHorizontalPosition="0" relativeVerticalPosition="2" horizontalAdjustment="0" verticalAdjustment="0" anchorBookmark="Signature"/&gt;&lt;/profile&gt;&lt;/source&gt;</meta:user-defined>
    <meta:user-defined meta:name="OawDocProp.2002122011014149059130932" meta:value-type="string">&lt;source&gt;&lt;Fields List="Address2|Address3|Address4|City|Address1|LogoLarge|LogoSmall|LogoOhneEFQM|LogoLarge|LogoSmall|LogoLarge|LogoSmall|LogoLarge|LogoSmall|LogoLarge|LogoSmall|LogoLarge|LogoSmall|LogoLarge|LogoSmall|LogoLarge|LogoSmall|LogoSmall"/&gt;&lt;profile type="default" UID="" sameAsDefault="0"&gt;&lt;OawDocProperty name="Organisation.Address2" field="Address2"/&gt;&lt;OawDocProperty name="Organisation.Address3" field="Address3"/&gt;&lt;OawDocProperty name="Organisation.Address4" field="Address4"/&gt;&lt;OawDocProperty name="Organisation.City" field="City"/&gt;&lt;OawDocProperty name="Organisation.Address1" field="Address1"/&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OawPicture name="Organisation.LogoOhneEFQM" field="LogoOhneEFQM" UID="2007080810342414363444" top="2770" left="0" relativeHorizontalPosition="1" relativeVerticalPosition="1" horizontalAdjustment="0" verticalAdjustment="0" anchorBookmark="LogoP1"/&gt;&lt;/profile&gt;&lt;profile type="print" UID="4"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3010711185094343750537"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4040214370529854396"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end" UID="2006120514175878093883"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end" UID="2006121210395821292110"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ave" UID="2006120514401556040061"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ave" UID="2006121210441235887611"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6120711380151760646" sameAsDefault="0"&gt;&lt;OawPicture name="Organisation.LogoSmall" field="LogoSmall" UID="2007080614301815161019" top="0" left="0" relativeHorizontalPosition="1" relativeVerticalPosition="1" horizontalAdjustment="0" verticalAdjustment="0" anchorBookmark="LogoPn"/&gt;&lt;/profile&gt;&lt;/source&gt;</meta:user-defined>
    <meta:user-defined meta:name="OawDocProp.2003060614150123456789" meta:value-type="string">&lt;source&gt;&lt;profile type="default" UID="" sameAsDefault="0"&gt;&lt;SQL&gt;SELECT Value, UID FROM Data WHERE LCID = '%WhereLCID%';&lt;/SQL&gt;&lt;OawDocProperty name="Doc.Text" field="Doc.Text"/&gt;&lt;OawDocProperty name="Doc.Subject" field="Doc.Subject"/&gt;&lt;OawDocProperty name="Doc.Page" field="Doc.Page"/&gt;&lt;OawDocProperty name="Doc.Telephone" field="Doc.Telephone"/&gt;&lt;OawDocProperty name="Doc.Document" field="Doc.Document"/&gt;&lt;OawDocProperty name="Doc.ToWhom" field="Doc.ToWhom"/&gt;&lt;OawDocProperty name="Doc.Recipient" field="Doc.Recipient"/&gt;&lt;/profile&gt;&lt;profile type="print" UID="2003010711185094343750537" sameAsDefault="0"&gt;&lt;SQL&gt;SELECT Value, UID FROM Data WHERE LCID = '%WhereLCID%';&lt;/SQL&gt;&lt;OawDocProperty name="Outputprofile.InternalPath" field="Outputprofile.InternalPath"/&gt;&lt;/profile&gt;&lt;profile type="print" UID="2004040214370529854396" sameAsDefault="0"&gt;&lt;SQL&gt;SELECT Value, UID FROM Data WHERE LCID = '%WhereLCID%';&lt;/SQL&gt;&lt;OawDocProperty name="Outputprofile.DraftPathTime" field="Outputprofile.DraftPathTime"/&gt;&lt;/profile&gt;&lt;/source&gt;</meta:user-defined>
    <meta:user-defined meta:name="OawDocProp.2003061115381095709037" meta:value-type="string">&lt;source&gt;&lt;Fields List="Name|Function|OrganisationUnit|SchoolPart|SignatureHighResBW|SignatureHighResBW"/&gt;&lt;profile type="default" UID="" sameAsDefault="0"&gt;&lt;OawDocProperty name="Signature2.Name" field="Name"/&gt;&lt;OawDocProperty name="Signature2.Function" field="Function"/&gt;&lt;OawDocProperty name="Signature2.OrganisationUnit" field="OrganisationUnit"/&gt;&lt;OawDocProperty name="Signature2.SchoolPart" field="SchoolPart"/&gt;&lt;/profile&gt;&lt;profile type="send" UID="2006121210395821292110" sameAsDefault="0"&gt;&lt;OawPicture name="Signature2" field="SignatureHighResBW" UID="2007080812583857137488" top="-150" left="650" relativeHorizontalPosition="0" relativeVerticalPosition="2" horizontalAdjustment="0" verticalAdjustment="0" anchorBookmark="Signature"/&gt;&lt;/profile&gt;&lt;profile type="save" UID="2006121210441235887611" sameAsDefault="0"&gt;&lt;OawPicture name="Signature2" field="SignatureHighResBW" UID="2007080812583857137488" top="-150" left="650" relativeHorizontalPosition="0" relativeVerticalPosition="2" horizontalAdjustment="0" verticalAdjustment="0" anchorBookmark="Signature"/&gt;&lt;/profile&gt;&lt;/source&gt;</meta:user-defined>
    <meta:user-defined meta:name="OawDocProp.2003080714212273705547" meta:value-type="string">&lt;source&gt;&lt;Fields List="CompleteAddress|Introduction|Closing|DeliveryOption|EMail"/&gt;&lt;profile type="default" UID="" sameAsDefault="0"&gt;&lt;OawBookmark name="RecipientCompleteAddress" field="CompleteAddress"/&gt;&lt;OawBookmark name="RecipientIntroduction" field="Introduction"/&gt;&lt;OawBookmark name="RecipientClosing" field="Closing"/&gt;&lt;OawDocProperty name="Recipient.DeliveryOption" field="DeliveryOption"/&gt;&lt;OawDocProperty name="Recipient.EMail" field="EMail"/&gt;&lt;/profile&gt;&lt;/source&gt;</meta:user-defined>
    <meta:user-defined meta:name="OawDocProp.2004112217333376588294" meta:value-type="string">&lt;source&gt;&lt;Fields List="DokumentTyp"/&gt;&lt;profile type="default" UID="" sameAsDefault="0"&gt;&lt;OawDocProperty name="CustomField.DocumentType" field="DokumentTyp"/&gt;&lt;OawDocProperty name="CustomField.DokumentTyp" field="DokumentTyp"/&gt;&lt;OawDocProperty name="BM_DocumentType" field="DokumentTyp"/&gt;&lt;/profile&gt;&lt;/source&gt;</meta:user-defined>
    <meta:user-defined meta:name="OawDocProp.2006040509495284662868" meta:value-type="string">&lt;source&gt;&lt;Fields List="Name"/&gt;&lt;profile type="default" UID="" sameAsDefault="0"&gt;&lt;OawDocProperty name="Author.Name" field="Name"/&gt;&lt;/profile&gt;&lt;/source&gt;</meta:user-defined>
    <meta:user-defined meta:name="OawDocPropSource" meta:value-type="string">&lt;Profile SelectedUID=""&gt;&lt;DocProp UID="2002122011014149059130932" EntryUID="2003121817293296325874"&gt;&lt;Field Name="IDName" Value="(Leer)"/&gt;&lt;/DocProp&gt;&lt;DocProp UID="2006040509495284662868" EntryUID="2003121817293296325874"&gt;&lt;Field Name="IDName" Value="(Leer)"/&gt;&lt;/DocProp&gt;&lt;DocProp UID="200212191811121321310321301031x" EntryUID="2003121817293296325874"&gt;&lt;Field Name="IDName" Value="(Leer)"/&gt;&lt;/DocProp&gt;&lt;DocProp UID="2003080714212273705547" EntryUID="" UserInformation="Data from SAP" Interface="-1"&gt;&lt;/DocProp&gt;&lt;DocProp UID="2002122010583847234010578" EntryUID="2003121817293296325874"&gt;&lt;Field Name="IDName" Value="(Leer)"/&gt;&lt;/DocProp&gt;&lt;DocProp UID="2003061115381095709037" EntryUID="2003121817293296325874"&gt;&lt;Field Name="IDName" Value="(Leer)"/&gt;&lt;/DocProp&gt;&lt;DocProp UID="2007042109161414432689" EntryUID="" UserInformation="Data from SAP" Interface="-1"&gt;&lt;/DocProp&gt;&lt;DocProp UID="2004112217290390304928" EntryUID="" UserInformation="Data from SAP" Interface="-1"&gt;&lt;/DocProp&gt;&lt;DocProp UID="2004112217333376588294" EntryUID="2004123010144120300001"&gt;&lt;Field UID="2005042611175985034679" Name="DokumentTyp" Value="Antrag auf Anerkennung eines Praxismoduls"/&gt;&lt;/DocProp&gt;&lt;/Profile&gt;</meta:user-defined>
    <meta:user-defined meta:name="OawDocumentLanguageID" meta:value-type="string">2055</meta:user-defined>
    <meta:user-defined meta:name="OawDocumentStatus" meta:value-type="string">default</meta:user-defined>
    <meta:user-defined meta:name="OawFormulasInDocument" meta:value-type="string">0</meta:user-defined>
    <meta:user-defined meta:name="OawMenusDef" meta:value-type="string">&lt;MenusDef xmlns:xsi="http://www.w3.org/2001/XMLSchema-instance" xsi:noNamespaceSchemaLocation="MenusDef_1.xsd" SchemaVersion="1"&gt;&lt;Item Type="SubMenu" IDName="Styles"&gt;&lt;Item Type="Button" IDName="DefaultParagraphFont"  Icon="3114" Label="Standard" Command="StyleApply" Parameter="-66"/&gt;&lt;Item Type="Button" IDName="Strong"  Icon="3114" Label="Stark hervorheben" Command="StyleApply" Parameter="-88"/&gt;&lt;Item Type="Button" IDName="Emphasis"  Icon="3114" Label="Schwach hervorheben" Command="StyleApply" Parameter="-89"/&gt;&lt;Item Type="Separator"/&gt;&lt;Item Type="Button" IDName="Normal" Icon="3546" Label="Standard" Command="StyleApply" Parameter="-1"/&gt;&lt;Item Type="Button" IDName="Normal (together)" Icon="3546" Label="Absatz zusammenhalten" Command="StyleApply" Parameter="TextTogether"/&gt;&lt;Item Type="Button" IDName="Subject" Icon="3546" Label="Betreff" Command="StyleApply" Parameter="Subject"/&gt;&lt;Item Type="Button" IDName="Title" Icon="3546" Label="Titel" Command="StyleApply" Parameter="-63"/&gt;&lt;Item Type="Button" IDName="MinutesTitle" Icon="3546" Label="Protokollthema Überschrift" Command="StyleApply" Parameter="MinutesTitle"/&gt;&lt;Item Type="Separator"/&gt;&lt;Item Type="Button" IDName="Heading1" Icon="3546" Label="Ueberschrift 1" Command="StyleApply" Parameter="-2"/&gt;&lt;Item Type="Button" IDName="Heading2" Icon="3546" Label="Ueberschrift 2" Command="StyleApply" Parameter="-3"/&gt;&lt;Item Type="Button" IDName="Heading3" Icon="3546" Label="Ueberschrift 3" Command="StyleApply" Parameter="-4"/&gt;&lt;Item Type="Separator"/&gt;&lt;Item Type="Button" IDName="ListBullet" Icon="3546" Label="Liste mit Symbolen" Command="StyleApply" Parameter="ListWithSymbols"/&gt;&lt;Item Type="Button" IDName="ListNumber" Icon="3546" Label="Liste mit Nummern" Command="StyleApply" Parameter="-50"/&gt;&lt;Item Type="Button" IDName="ListCheckBox" Icon="3546" Label="Liste mit Checkboxen" Command="StyleApply" Parameter="ListWithCheckboxes"/&gt;&lt;Item Type="Button" IDName="ListWithLetters" Icon="3546" Label="Liste mit Buchstaben" Command="StyleApply" Parameter="ListWithLetters"/&gt;&lt;Item Type="Button" IDName="Topic300" Icon="3546" Label="Themenblock 315" Command="StyleApply" Parameter="Topic315"/&gt;&lt;Item Type="Button" IDName="Topic600" Icon="3546" Label="Themenblock 630" Command="StyleApply" Parameter="Topic630"/&gt;&lt;Item Type="Button" IDName="Topic900" Icon="3546" Label="Themenblock 945" Command="StyleApply" Parameter="Topic945"/&gt;&lt;/Item&gt;&lt;/MenusDef&gt;</meta:user-defined>
    <meta:user-defined meta:name="OawNumPages" meta:value-type="string">3</meta:user-defined>
    <meta:user-defined meta:name="OawOMS" meta:value-type="string">&lt;OawOMS&gt;&lt;send profileUID="2003010711200895123470110"&gt;&lt;mail&gt;&lt;to&gt;&lt;/to&gt;&lt;cc&gt;&lt;/cc&gt;&lt;bcc&gt;&lt;/bcc&gt;&lt;subject&gt;&lt;/subject&gt;&lt;body&gt;&lt;/body&gt;&lt;/mail&gt;&lt;word&gt;&lt;title&gt;&lt;/title&gt;&lt;subject&gt;&lt;/subject&gt;&lt;author&gt;&lt;/author&gt;&lt;manager&gt;&lt;/manager&gt;&lt;company&gt;&lt;/company&gt;&lt;category&gt;&lt;/category&gt;&lt;keywords&gt;&lt;/keywords&gt;&lt;comments&gt;&lt;/comments&gt;&lt;hyperlinkBase&gt;&lt;/hyperlinkBase&gt;&lt;fileName&gt;&lt;/fileName&gt;&lt;/word&gt;&lt;PDF&gt;&lt;title&gt;&lt;/title&gt;&lt;subject&gt;&lt;/subject&gt;&lt;author&gt;&lt;/author&gt;&lt;manager&gt;&lt;/manager&gt;&lt;company&gt;&lt;/company&gt;&lt;category&gt;&lt;/category&gt;&lt;keywords&gt;&lt;/keywords&gt;&lt;comments&gt;&lt;/comments&gt;&lt;hyperlinkBase&gt;&lt;/hyperlinkBase&gt;&lt;fileName&gt;&lt;/fileName&gt;&lt;/PDF&gt;&lt;/send&gt;&lt;send profileUID="2006120514241910601803"&gt;&lt;mail&gt;&lt;to&gt;&lt;/to&gt;&lt;cc&gt;&lt;/cc&gt;&lt;bcc&gt;&lt;/bcc&gt;&lt;subject&gt;&lt;/subject&gt;&lt;body&gt;&lt;/body&gt;&lt;/mail&gt;&lt;word&gt;&lt;title&gt;&lt;/title&gt;&lt;subject&gt;&lt;/subject&gt;&lt;author&gt;&lt;/author&gt;&lt;manager&gt;&lt;/manager&gt;&lt;company&gt;&lt;/company&gt;&lt;category&gt;&lt;/category&gt;&lt;keywords&gt;&lt;/keywords&gt;&lt;comments&gt;&lt;/comments&gt;&lt;hyperlinkBase&gt;&lt;/hyperlinkBase&gt;&lt;fileName&gt;&lt;/fileName&gt;&lt;/word&gt;&lt;PDF&gt;&lt;title&gt;&lt;/title&gt;&lt;subject&gt;&lt;/subject&gt;&lt;author&gt;&lt;/author&gt;&lt;manager&gt;&lt;/manager&gt;&lt;company&gt;&lt;/company&gt;&lt;category&gt;&lt;/category&gt;&lt;keywords&gt;&lt;/keywords&gt;&lt;comments&gt;&lt;/comments&gt;&lt;hyperlinkBase&gt;&lt;/hyperlinkBase&gt;&lt;fileName&gt;&lt;/fileName&gt;&lt;/PDF&gt;&lt;/send&gt;&lt;send profileUID="2006120514175878093883"&gt;&lt;mail&gt;&lt;to&gt;&lt;value type="OawDocProperty" name="Recipient.EMail"&gt;&lt;separator text=""&gt;&lt;/separator&gt;&lt;format text=""&gt;&lt;/format&gt;&lt;/value&gt;&lt;/to&gt;&lt;cc&gt;&lt;/cc&gt;&lt;bcc&gt;&lt;/bcc&gt;&lt;subject&gt;&lt;value type="OawBookmark" name="Subject"&gt;&lt;separator text=""&gt;&lt;/separator&gt;&lt;format text=""&gt;&lt;/format&gt;&lt;/value&gt;&lt;/subject&gt;&lt;body&gt;&lt;value type="OawBookmark" name="RecipientIntroduction"&gt;&lt;separator text="%CrLf%%CrLf%"&gt;&lt;/separator&gt;&lt;format text=""&gt;&lt;/format&gt;&lt;/value&gt;&lt;value type="OawLanguage" name="Email.Text01"&gt;&lt;separator text=""&gt;&lt;/separator&gt;&lt;format text=""&gt;&lt;/format&gt;&lt;/value&gt;&lt;value type="OawBookmark" name="Subject"&gt;&lt;separator text=""&gt;&lt;/separator&gt;&lt;format text=""&gt;&lt;/format&gt;&lt;/value&gt;&lt;value type="OawLanguage" name="Email.Text02"&gt;&lt;separator text="%CrLf%%CrLf%"&gt;&lt;/separator&gt;&lt;format text=""&gt;&lt;/format&gt;&lt;/value&gt;&lt;value type="OawBookmark" name="RecipientClosing"&gt;&lt;separator text="%CrLf%%CrLf%"&gt;&lt;/separator&gt;&lt;format text=""&gt;&lt;/format&gt;&lt;/value&gt;&lt;value type="OawDocProperty" name="Signature1.Name"&gt;&lt;separator text="%CrLf%"&gt;&lt;/separator&gt;&lt;format text=""&gt;&lt;/format&gt;&lt;/value&gt;&lt;value type="OawDocProperty" name="Signature1.Function"&gt;&lt;separator text="%CrLf%%CrLf%"&gt;&lt;/separator&gt;&lt;format text=""&gt;&lt;/format&gt;&lt;/value&gt;&lt;value type="OawDocProperty" name="Organisation.Address1"&gt;&lt;separator text="%CrLf%"&gt;&lt;/separator&gt;&lt;format text=""&gt;&lt;/format&gt;&lt;/value&gt;&lt;value type="OawDocProperty" name="Organisation.Address2"&gt;&lt;separator text="%CrLf%"&gt;&lt;/separator&gt;&lt;format text=""&gt;&lt;/format&gt;&lt;/value&gt;&lt;value type="OawDocProperty" name="Organisation.Address3"&gt;&lt;separator text="%CrLf%"&gt;&lt;/separator&gt;&lt;format text=""&gt;&lt;/format&gt;&lt;/value&gt;&lt;value type="OawDocProperty" name="Organisation.Address4"&gt;&lt;separator text="%CrLf%"&gt;&lt;/separator&gt;&lt;format text=""&gt;&lt;/format&gt;&lt;/value&gt;&lt;/body&gt;&lt;/mail&gt;&lt;word&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end&gt;&lt;send profileUID="2006121210395821292110"&gt;&lt;mail&gt;&lt;to&gt;&lt;value type="OawDocProperty" name="Recipient.EMail"&gt;&lt;separator text=""&gt;&lt;/separator&gt;&lt;format text=""&gt;&lt;/format&gt;&lt;/value&gt;&lt;/to&gt;&lt;cc&gt;&lt;/cc&gt;&lt;bcc&gt;&lt;/bcc&gt;&lt;subject&gt;&lt;value type="OawBookmark" name="Subject"&gt;&lt;separator text=""&gt;&lt;/separator&gt;&lt;format text=""&gt;&lt;/format&gt;&lt;/value&gt;&lt;/subject&gt;&lt;body&gt;&lt;value type="OawBookmark" name="RecipientIntroduction"&gt;&lt;separator text="%CrLf%%CrLf%"&gt;&lt;/separator&gt;&lt;format text=""&gt;&lt;/format&gt;&lt;/value&gt;&lt;value type="OawLanguage" name="Email.Text01"&gt;&lt;separator text=""&gt;&lt;/separator&gt;&lt;format text=""&gt;&lt;/format&gt;&lt;/value&gt;&lt;value type="OawBookmark" name="Subject"&gt;&lt;separator text=""&gt;&lt;/separator&gt;&lt;format text=""&gt;&lt;/format&gt;&lt;/value&gt;&lt;value type="OawLanguage" name="Email.Text02"&gt;&lt;separator text="%CrLf%%CrLf%"&gt;&lt;/separator&gt;&lt;format text=""&gt;&lt;/format&gt;&lt;/value&gt;&lt;value type="OawBookmark" name="RecipientClosing"&gt;&lt;separator text="%CrLf%%CrLf%"&gt;&lt;/separator&gt;&lt;format text=""&gt;&lt;/format&gt;&lt;/value&gt;&lt;value type="OawDocProperty" name="Signature1.Name"&gt;&lt;separator text="%CrLf%"&gt;&lt;/separator&gt;&lt;format text=""&gt;&lt;/format&gt;&lt;/value&gt;&lt;value type="OawDocProperty" name="Signature1.Function"&gt;&lt;separator text="%CrLf%%CrLf%"&gt;&lt;/separator&gt;&lt;format text=""&gt;&lt;/format&gt;&lt;/value&gt;&lt;value type="OawDocProperty" name="Organisation.Address1"&gt;&lt;separator text="%CrLf%"&gt;&lt;/separator&gt;&lt;format text=""&gt;&lt;/format&gt;&lt;/value&gt;&lt;value type="OawDocProperty" name="Organisation.Address2"&gt;&lt;separator text="%CrLf%"&gt;&lt;/separator&gt;&lt;format text=""&gt;&lt;/format&gt;&lt;/value&gt;&lt;value type="OawDocProperty" name="Organisation.Address3"&gt;&lt;separator text="%CrLf%"&gt;&lt;/separator&gt;&lt;format text=""&gt;&lt;/format&gt;&lt;/value&gt;&lt;value type="OawDocProperty" name="Organisation.Address4"&gt;&lt;separator text="%CrLf%"&gt;&lt;/separator&gt;&lt;format text=""&gt;&lt;/format&gt;&lt;/value&gt;&lt;/body&gt;&lt;/mail&gt;&lt;word&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end&gt;&lt;save profileUID="2006120514401556040061"&gt;&lt;word&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category&gt;&lt;/category&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category&gt;&lt;/categor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ave&gt;&lt;save profileUID="2006121210441235887611"&gt;&lt;word&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ave&gt;&lt;/OawOMS&gt;</meta:user-defined>
    <meta:user-defined meta:name="OawPrint.2003010711185094343750537"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2003060614150123456789"&gt;&lt;SQL&gt;SELECT Value, UID FROM Data WHERE LCID = '%WhereLCID%';&lt;/SQL&gt;&lt;OawDocProperty name="Outputprofile.InternalPath" field="Outputprofile.InternalPath"/&gt;&lt;/documentProperty&gt;&lt;documentProperty UID=""&gt;&lt;Fields List=""/&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2004040214370529854396"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60614150123456789"&gt;&lt;SQL&gt;SELECT Value, UID FROM Data WHERE LCID = '%WhereLCID%';&lt;/SQL&gt;&lt;OawDocProperty name="Outputprofile.DraftPathTime" field="Outputprofile.DraftPathTim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2006120711380151760646" meta:value-type="string">&lt;source&gt;&lt;documentProperty UID=""&gt;&lt;Fields List=""/&gt;&lt;OawPicture name="Organisation.LogoLarge" field="" UID="2007080614125898476083" top="0" left="0" relativeHorizontalPosition="1" relativeVerticalPosition="1" horizontalAdjustment="0" verticalAdjustment="0" anchorBookmark="LogoP1"/&gt;&lt;OawDocProperty name="Outputprofile.InternalPath" field=""/&gt;&lt;OawDocProperty name="Outputprofile.DraftPathTime" field=""/&gt;&lt;OawPicture name="Organisation.LogoOhneEFQM" field="" UID="2007080810342414363444" top="2770" left="0" relativeHorizontalPosition="1" relativeVerticalPosition="1" horizontalAdjustment="0" verticalAdjustment="0" anchorBookmark="LogoP1"/&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2122011014149059130932"&gt;&lt;Fields List="LogoSmall"/&gt;&lt;OawPicture name="Organisation.LogoSmall" field="LogoSmall" UID="2007080614301815161019" top="0" left="0" relativeHorizontalPosition="1" relativeVerticalPosition="1" horizontalAdjustment="0" verticalAdjustment="0" anchorBookmark="LogoPn"/&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4"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3010711185094343750537"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4040214370529854396"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6120711380151760646" meta:value-type="string">&lt;source&gt;&lt;documentProperty UID="2002122011014149059130932"&gt;&lt;Fields List="LogoLarge|LogoSmall|LogoOhneEFQM"/&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OawPicture name="Organisation.LogoOhneEFQM" field="LogoOhneEFQM" UID="2007080810342414363444" top="2770" left="0" relativeHorizontalPosition="1" relativeVerticalPosition="1" horizontalAdjustment="0" verticalAdjustment="0" anchorBookmark="LogoP1"/&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4"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erTray.2003010711185094343750537" meta:value-type="string">&lt;empty/&gt;</meta:user-defined>
    <meta:user-defined meta:name="OawPrinterTray.2004040214370529854396" meta:value-type="string">&lt;empty/&gt;</meta:user-defined>
    <meta:user-defined meta:name="OawPrinterTray.2006120711380151760646" meta:value-type="string">section.1.firstpage:=2003061718064858105452;section.1.otherpages:=2003061718064858105452;section.2.firstpage:=2007092109475771537166;section.2.otherpages:=2007092109475771537166;</meta:user-defined>
    <meta:user-defined meta:name="OawPrinterTray.4" meta:value-type="string">&lt;empty/&gt;</meta:user-defined>
    <meta:user-defined meta:name="OawProjectID" meta:value-type="string">HSLUCH</meta:user-defined>
    <meta:user-defined meta:name="OawSave.200612051440155604006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200612121044123588761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documentProperty&gt;&lt;documentProperty UID="2002122010583847234010578"&gt;&lt;Fields List="SignatureHighResBW"/&gt;&lt;OawPicture name="Signature1" field="SignatureHighResBW" UID="2007080811584278103525" top="-150" left="-100" relativeHorizontalPosition="0" relativeVerticalPosition="2" horizontalAdjustment="0" verticalAdjustment="0" anchorBookmark="Signature"/&gt;&lt;/documentProperty&gt;&lt;documentProperty UID="2003061115381095709037"&gt;&lt;Fields List="SignatureHighResBW"/&gt;&lt;OawPicture name="Signature2" field="SignatureHighResBW"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Restore.200612051440155604006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Restore.200612121044123588761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lectedSource.200212191811121321310321301031x" meta:value-type="string">&lt;empty/&gt;</meta:user-defined>
    <meta:user-defined meta:name="OawSelectedSource.2002122010583847234010578" meta:value-type="string">&lt;empty/&gt;</meta:user-defined>
    <meta:user-defined meta:name="OawSelectedSource.2002122011014149059130932" meta:value-type="string">&lt;empty/&gt;</meta:user-defined>
    <meta:user-defined meta:name="OawSelectedSource.2003061115381095709037" meta:value-type="string">&lt;empty/&gt;</meta:user-defined>
    <meta:user-defined meta:name="OawSelectedSource.2003080714212273705547" meta:value-type="string">0</meta:user-defined>
    <meta:user-defined meta:name="OawSelectedSource.2004112217290390304928" meta:value-type="string">&lt;empty/&gt;</meta:user-defined>
    <meta:user-defined meta:name="OawSelectedSource.2004112217333376588294" meta:value-type="string">&lt;empty/&gt;</meta:user-defined>
    <meta:user-defined meta:name="OawSelectedSource.2006040509495284662868" meta:value-type="string">&lt;empty/&gt;</meta:user-defined>
    <meta:user-defined meta:name="OawSelectedSource.2007042109161414432689" meta:value-type="string">&lt;empty/&gt;</meta:user-defined>
    <meta:user-defined meta:name="OawSend.2006120514175878093883"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2006121210395821292110"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documentProperty&gt;&lt;documentProperty UID="2002122010583847234010578"&gt;&lt;Fields List="SignatureHighResBW"/&gt;&lt;OawPicture name="Signature1" field="SignatureHighResBW" UID="2007080811584278103525" top="-150" left="-100" relativeHorizontalPosition="0" relativeVerticalPosition="2" horizontalAdjustment="0" verticalAdjustment="0" anchorBookmark="Signature"/&gt;&lt;/documentProperty&gt;&lt;documentProperty UID="2003061115381095709037"&gt;&lt;Fields List="SignatureHighResBW"/&gt;&lt;OawPicture name="Signature2" field="SignatureHighResBW"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Restore.2006120514175878093883"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Restore.2006121210395821292110"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TemplPropsCm" meta:value-type="string">&lt;TemplPropsCm xmlns:xsi="http://www.w3.org/2001/XMLSchema-instance" xsi:noNamespaceSchemaLocation="TemplPropsCm_1.xsd" SchemaVersion="1" TemplateID="" TemplateVersion=""&gt;&lt;Bookmark Name="Subject" Label="&amp;lt;translate&amp;gt;SmartContent.Subject&amp;lt;/translate&amp;gt;" Style="Subject"/&gt;&lt;Bookmark Name="Text" Label="&amp;lt;translate&amp;gt;SmartContent.Text&amp;lt;/translate&amp;gt;"/&gt;&lt;/TemplPropsCm&gt;</meta:user-defined>
    <meta:user-defined meta:name="OawTemplPropsStm" meta:value-type="string">&lt;TemplPropsStm xmlns:xsi="http://www.w3.org/2001/XMLSchema-instance" xsi:noNamespaceSchemaLocation="TemplPropsStm_1.xsd" SchemaVersion="1" TemplateID="" TemplateVersion=""&gt;&lt;Bookmark Name="Subject" Label="&amp;lt;translate&amp;gt;SmartTemplate.Subject&amp;lt;/translate&amp;gt;" Style="Subject"/&gt;&lt;Bookmark Name="Text" Label="&amp;lt;translate&amp;gt;SmartTemplate.Text&amp;lt;/translate&amp;gt;"/&gt;&lt;/TemplPropsStm&gt;</meta:user-defined>
    <meta:user-defined meta:name="OawTemplateProperties" meta:value-type="string">password:=&lt;Semicolon/&gt;MnO`rrvnqc.=;jumpToFirstField:=1;dotReverenceRemove:=1;resizeA4Letter:=0;showAllNoteItems:=0;CharCodeChecked:=;CharCodeUnchecked:=;WizardSteps:=0|1|4;DocumentTitle:=;DisplayName:=;ID:=;protectionType:=-1;</meta:user-defined>
    <meta:user-defined meta:name="OawTemplatePropertiesXML" meta:value-type="string">&lt;TemplateProperties&gt;&lt;RecipientFields&gt;&lt;Field UID="2004031513575326984562" Label=""/&gt;&lt;Field UID="2004031514011258946758" Label=""/&gt;&lt;Field UID="2004031514034574120309" Label=""/&gt;&lt;Field UID="2004031181448127964532" Label=""/&gt;&lt;Field UID="2004031181449458765301" Label=""/&gt;&lt;/RecipientFields&gt;&lt;/TemplateProperties&gt;</meta:user-defined>
    <meta:user-defined meta:name="OawTemplateVersion" meta:value-type="string">12</meta:user-defined>
    <meta:user-defined meta:name="Organisation.Address1" meta:value-type="string"/>
    <meta:user-defined meta:name="Organisation.Address2" meta:value-type="string"/>
    <meta:user-defined meta:name="Organisation.Address3" meta:value-type="string"/>
    <meta:user-defined meta:name="Organisation.Address4" meta:value-type="string"/>
    <meta:user-defined meta:name="Organisation.City" meta:value-type="string"/>
    <meta:user-defined meta:name="Organisation.City.dateValue" meta:value-type="string">40040</meta:user-defined>
    <meta:user-defined meta:name="Outputprofile.DraftPathTime" meta:value-type="string"/>
    <meta:user-defined meta:name="Outputprofile.InternalPath" meta:value-type="string"/>
    <meta:user-defined meta:name="Recipient.DeliveryOption" meta:value-type="string"/>
    <meta:user-defined meta:name="Recipient.EMail" meta:value-type="string"/>
    <meta:user-defined meta:name="Signature1.Function" meta:value-type="string"/>
    <meta:user-defined meta:name="Signature1.Name" meta:value-type="string"/>
    <meta:user-defined meta:name="Signature1.OrganisationUnit" meta:value-type="string"/>
    <meta:user-defined meta:name="Signature1.SchoolPart" meta:value-type="string"/>
    <meta:user-defined meta:name="Signature2.Function" meta:value-type="string"/>
    <meta:user-defined meta:name="Signature2.Name" meta:value-type="string"/>
    <meta:user-defined meta:name="Signature2.OrganisationUnit" meta:value-type="string"/>
    <meta:user-defined meta:name="Signature2.SchoolPart" meta:value-type="string"/>
    <meta:user-defined meta:name="dgnword-docGUID" meta:value-type="string">{A71D8DDE-0DED-4AA8-AABD-63EB7A41FF98}</meta:user-defined>
    <meta:user-defined meta:name="dgnword-eventsink" meta:value-type="string">333142912</meta:user-defined>
    <meta:user-defined meta:name="oawDefinitionTmpl" meta:value-type="string">&lt;document&gt;&lt;OawBookmark name="RecipientCompleteAddress"&gt;&lt;profile type="default" UID="" sameAsDefault="0"&gt;&lt;documentProperty UID="2003080714212273705547" dataSourceUID="prj.2004031513484256983218"/&gt;&lt;type type="OawRecipient"&gt;&lt;OawRecipient table="Data" field="CompleteAddress"/&gt;&lt;/type&gt;&lt;/profile&gt;&lt;/OawBookmark&gt;	&lt;OawBookmark name="RecipientIntroduction"&gt;&lt;profile type="default" UID="" sameAsDefault="0"&gt;&lt;documentProperty UID="2003080714212273705547" dataSourceUID="prj.2004031513484256983218"/&gt;&lt;type type="OawRecipient"&gt;&lt;OawRecipient field="Introduction"/&gt;&lt;/type&gt;&lt;/profile&gt;&lt;/OawBookmark&gt;	&lt;OawBookmark name="RecipientClosing"&gt;&lt;profile type="default" UID="" sameAsDefault="0"&gt;&lt;documentProperty UID="2003080714212273705547" dataSourceUID="prj.2004031513484256983218"/&gt;&lt;type type="OawRecipient"&gt;&lt;OawRecipient field="Closing"/&gt;&lt;/type&gt;&lt;/profile&gt;&lt;/OawBookmark&gt;	&lt;OawDocProperty name="Doc.Text"&gt;&lt;profile type="default" UID="" sameAsDefault="0"&gt;&lt;documentProperty UID="2003060614150123456789" dataSourceUID="2003060614150123456789"/&gt;&lt;type type="OawLanguage"&gt;&lt;OawLanguage UID="Doc.Text"/&gt;&lt;/type&gt;&lt;/profile&gt;&lt;/OawDocProperty&gt;	&lt;OawDocProperty name="Doc.Subject"&gt;&lt;profile type="default" UID="" sameAsDefault="0"&gt;&lt;documentProperty UID="2003060614150123456789" dataSourceUID="2003060614150123456789"/&gt;&lt;type type="OawLanguage"&gt;&lt;OawLanguage UID="Doc.Subject"/&gt;&lt;/type&gt;&lt;/profile&gt;&lt;/OawDocProperty&gt;	&lt;OawBookmark name="Enclosures"&gt;&lt;profile type="default" UID="" sameAsDefault="0"&gt;&lt;/profile&gt;&lt;/OawBookmark&gt;	&lt;OawAnchor name="LogoP1"&gt;&lt;profile type="default" UID="" sameAsDefault="0"&gt;&lt;/profile&gt;&lt;/OawAnchor&gt;	&lt;OawAnchor name="LogoPn"&gt;&lt;profile type="default" UID="" sameAsDefault="0"&gt;&lt;/profile&gt;&lt;/OawAnchor&gt;	&lt;OawDocProperty name="Organisation.Address2"&gt;&lt;profile type="default" UID="" sameAsDefault="0"&gt;&lt;documentProperty UID="2002122011014149059130932" dataSourceUID="prj.2003050916522158373536"/&gt;&lt;type type="OawDatabase"&gt;&lt;OawDatabase table="Data" field="Address2"/&gt;&lt;/type&gt;&lt;/profile&gt;&lt;/OawDocProperty&gt;	&lt;OawDocProperty name="Organisation.Address3"&gt;&lt;profile type="default" UID="" sameAsDefault="0"&gt;&lt;documentProperty UID="2002122011014149059130932" dataSourceUID="prj.2003050916522158373536"/&gt;&lt;type type="OawDatabase"&gt;&lt;OawDatabase table="Data" field="Address3"/&gt;&lt;/type&gt;&lt;/profile&gt;&lt;/OawDocProperty&gt;	&lt;OawDocProperty name="Organisation.Address4"&gt;&lt;profile type="default" UID="" sameAsDefault="0"&gt;&lt;documentProperty UID="2002122011014149059130932" dataSourceUID="prj.2003050916522158373536"/&gt;&lt;type type="OawDatabase"&gt;&lt;OawDatabase table="Data" field="Address4"/&gt;&lt;/type&gt;&lt;/profile&gt;&lt;/OawDocProperty&gt;	&lt;OawDocProperty name="Author.Name"&gt;&lt;profile type="default" UID="" sameAsDefault="0"&gt;&lt;documentProperty UID="2006040509495284662868" dataSourceUID="prj.2003041709434161414032"/&gt;&lt;type type="OawDatabase"&gt;&lt;OawDatabase table="Data" field="Name"/&gt;&lt;/type&gt;&lt;/profile&gt;&lt;/OawDocProperty&gt;	&lt;OawDocProperty name="Organisation.City"&gt;&lt;profile type="default" UID="" sameAsDefault="0"&gt;&lt;documentProperty UID="2002122011014149059130932" dataSourceUID="prj.2003050916522158373536"/&gt;&lt;type type="OawDatabase"&gt;&lt;OawDatabase table="Data" field="City"/&gt;&lt;/type&gt;&lt;/profile&gt;&lt;/OawDocProperty&gt;	&lt;OawDocProperty name="Doc.Page"&gt;&lt;profile type="default" UID="" sameAsDefault="0"&gt;&lt;documentProperty UID="2003060614150123456789" dataSourceUID="2003060614150123456789"/&gt;&lt;type type="OawLanguage"&gt;&lt;OawLanguage UID="Doc.Page"/&gt;&lt;/type&gt;&lt;/profile&gt;&lt;/OawDocProperty&gt;	&lt;OawDocProperty name="Contactperson.Name"&gt;&lt;profile type="default" UID="" sameAsDefault="0"&gt;&lt;documentProperty UID="200212191811121321310321301031x" dataSourceUID="prj.2003041709434161414032"/&gt;&lt;type type="OawDatabase"&gt;&lt;OawDatabase table="Data" field="Name"/&gt;&lt;/type&gt;&lt;/profile&gt;&lt;/OawDocProperty&gt;	&lt;OawDocProperty name="Contactperson.OrganisationUnit"&gt;&lt;profile type="default" UID="" sameAsDefault="0"&gt;&lt;documentProperty UID="200212191811121321310321301031x" dataSourceUID="prj.2003041709434161414032"/&gt;&lt;type type="OawDatabase"&gt;&lt;OawDatabase table="Data" field="OrganisationUnit"/&gt;&lt;/type&gt;&lt;/profile&gt;&lt;/OawDocProperty&gt;	&lt;OawDocProperty name="Contactperson.SchoolPart"&gt;&lt;profile type="default" UID="" sameAsDefault="0"&gt;&lt;documentProperty UID="200212191811121321310321301031x" dataSourceUID="prj.2003041709434161414032"/&gt;&lt;type type="OawDatabase"&gt;&lt;OawDatabase table="Data" field="SchoolPart"/&gt;&lt;/type&gt;&lt;/profile&gt;&lt;/OawDocProperty&gt;	&lt;OawDocProperty name="Contactperson.Function"&gt;&lt;profile type="default" UID="" sameAsDefault="0"&gt;&lt;documentProperty UID="200212191811121321310321301031x" dataSourceUID="prj.2003041709434161414032"/&gt;&lt;type type="OawDatabase"&gt;&lt;OawDatabase table="Data" field="Function"/&gt;&lt;/type&gt;&lt;/profile&gt;&lt;/OawDocProperty&gt;	&lt;OawDocProperty name="Organisation.Address1"&gt;&lt;profile type="default" UID="" sameAsDefault="0"&gt;&lt;documentProperty UID="2002122011014149059130932" dataSourceUID="prj.2003050916522158373536"/&gt;&lt;type type="OawDatabase"&gt;&lt;OawDatabase table="Data" field="Address1"/&gt;&lt;/type&gt;&lt;/profile&gt;&lt;/OawDocProperty&gt;	&lt;OawDocProperty name="Doc.Telephone"&gt;&lt;profile type="default" UID="" sameAsDefault="0"&gt;&lt;documentProperty UID="2003060614150123456789" dataSourceUID="2003060614150123456789"/&gt;&lt;type type="OawLanguage"&gt;&lt;OawLanguage UID="Doc.Telephone"/&gt;&lt;/type&gt;&lt;/profile&gt;&lt;/OawDocProperty&gt;	&lt;OawDocProperty name="Signature1.Name"&gt;&lt;profile type="default" UID="" sameAsDefault="0"&gt;&lt;documentProperty UID="2002122010583847234010578" dataSourceUID="prj.2003041709434161414032"/&gt;&lt;type type="OawDatabase"&gt;&lt;OawDatabase table="Data" field="Name"/&gt;&lt;/type&gt;&lt;/profile&gt;&lt;/OawDocProperty&gt;	&lt;OawDocProperty name="Signature1.Function"&gt;&lt;profile type="default" UID="" sameAsDefault="0"&gt;&lt;documentProperty UID="2002122010583847234010578" dataSourceUID="prj.2003041709434161414032"/&gt;&lt;type type="OawDatabase"&gt;&lt;OawDatabase table="Data" field="Function"/&gt;&lt;/type&gt;&lt;/profile&gt;&lt;/OawDocProperty&gt;	&lt;OawDocProperty name="Signature2.Name"&gt;&lt;profile type="default" UID="" sameAsDefault="0"&gt;&lt;documentProperty UID="2003061115381095709037" dataSourceUID="prj.2003041709434161414032"/&gt;&lt;type type="OawDatabase"&gt;&lt;OawDatabase table="Data" field="Name"/&gt;&lt;/type&gt;&lt;/profile&gt;&lt;/OawDocProperty&gt;	&lt;OawDocProperty name="Signature2.Function"&gt;&lt;profile type="default" UID="" sameAsDefault="0"&gt;&lt;documentProperty UID="2003061115381095709037" dataSourceUID="prj.2003041709434161414032"/&gt;&lt;type type="OawDatabase"&gt;&lt;OawDatabase table="Data" field="Function"/&gt;&lt;/type&gt;&lt;/profile&gt;&lt;/OawDocProperty&gt;	&lt;OawDocProperty name="Signature1.OrganisationUnit"&gt;&lt;profile type="default" UID="" sameAsDefault="0"&gt;&lt;documentProperty UID="2002122010583847234010578" dataSourceUID="prj.2003041709434161414032"/&gt;&lt;type type="OawDatabase"&gt;&lt;OawDatabase table="Data" field="OrganisationUnit"/&gt;&lt;/type&gt;&lt;/profile&gt;&lt;/OawDocProperty&gt;	&lt;OawDocProperty name="Signature1.SchoolPart"&gt;&lt;profile type="default" UID="" sameAsDefault="0"&gt;&lt;documentProperty UID="2002122010583847234010578" dataSourceUID="prj.2003041709434161414032"/&gt;&lt;type type="OawDatabase"&gt;&lt;OawDatabase table="Data" field="SchoolPart"/&gt;&lt;/type&gt;&lt;/profile&gt;&lt;/OawDocProperty&gt;	&lt;OawDocProperty name="Signature2.OrganisationUnit"&gt;&lt;profile type="default" UID="" sameAsDefault="0"&gt;&lt;documentProperty UID="2003061115381095709037" dataSourceUID="prj.2003041709434161414032"/&gt;&lt;type type="OawDatabase"&gt;&lt;OawDatabase table="Data" field="OrganisationUnit"/&gt;&lt;/type&gt;&lt;/profile&gt;&lt;/OawDocProperty&gt;	&lt;OawDocProperty name="Signature2.SchoolPart"&gt;&lt;profile type="default" UID="" sameAsDefault="0"&gt;&lt;documentProperty UID="2003061115381095709037" dataSourceUID="prj.2003041709434161414032"/&gt;&lt;type type="OawDatabase"&gt;&lt;OawDatabase table="Data" field="SchoolPart"/&gt;&lt;/type&gt;&lt;/profile&gt;&lt;/OawDocProperty&gt;	&lt;OawDocProperty name="Contactperson.Additive"&gt;&lt;profile type="default" UID="" sameAsDefault="0"&gt;&lt;documentProperty UID="200212191811121321310321301031x" dataSourceUID="prj.2003041709434161414032"/&gt;&lt;type type="OawDatabase"&gt;&lt;OawDatabase table="Data" field="Additive"/&gt;&lt;/type&gt;&lt;/profile&gt;&lt;/OawDocProperty&gt;	&lt;OawDocProperty name="Contactperson.DirectPhone"&gt;&lt;profile type="default" UID="" sameAsDefault="0"&gt;&lt;documentProperty UID="200212191811121321310321301031x" dataSourceUID="prj.2003041709434161414032"/&gt;&lt;type type="OawDatabase"&gt;&lt;OawDatabase table="Data" field="DirectPhone"/&gt;&lt;/type&gt;&lt;/profile&gt;&lt;/OawDocProperty&gt;	&lt;OawDocProperty name="Contactperson.EMail"&gt;&lt;profile type="default" UID="" sameAsDefault="0"&gt;&lt;documentProperty UID="200212191811121321310321301031x" dataSourceUID="prj.2003041709434161414032"/&gt;&lt;type type="OawDatabase"&gt;&lt;OawDatabase table="Data" field="EMail"/&gt;&lt;/type&gt;&lt;/profile&gt;&lt;/OawDocProperty&gt;	&lt;OawPicture name="Organisation.LogoLarge"&gt;&lt;profile type="default" UID="" sameAsDefault="0"&gt;&lt;format UID="2007080614125898476083" top="0" left="0" relativeHorizontalPosition="1" relativeVerticalPosition="1" horizontalAdjustment="0" verticalAdjustment="0" anchorBookmark="LogoP1"/&gt;&lt;documentProperty UID="2002122011014149059130932" dataSourceUID="prj.2003050916522158373536"/&gt;&lt;type type="OawDatabase"&gt;&lt;OawDatabase table="Data" field="LogoLarge"/&gt;&lt;/type&gt;&lt;/profile&gt;&lt;profile type="print" UID="4" sameAsDefault="0"&gt;&lt;documentProperty UID="2002122011014149059130932" dataSourceUID="prj.2003050916522158373536"/&gt;&lt;type type="OawDatabase"&gt;&lt;OawDatabase table="Data" field="LogoLarge"/&gt;&lt;/type&gt;&lt;/profile&gt;&lt;profile type="print" UID="2003010711185094343750537" sameAsDefault="0"&gt;&lt;documentProperty UID="2002122011014149059130932" dataSourceUID="prj.2003050916522158373536"/&gt;&lt;type type="OawDatabase"&gt;&lt;OawDatabase table="Data" field="LogoLarge"/&gt;&lt;/type&gt;&lt;/profile&gt;&lt;profile type="print" UID="2004040214370529854396" sameAsDefault="0"&gt;&lt;documentProperty UID="2002122011014149059130932" dataSourceUID="prj.2003050916522158373536"/&gt;&lt;type type="OawDatabase"&gt;&lt;OawDatabase table="Data" field="LogoLarge"/&gt;&lt;/type&gt;&lt;/profile&gt;&lt;profile type="print" UID="2006120711380151760646" sameAsDefault="0"&gt;&lt;documentProperty UID="" dataSourceUID=""/&gt;&lt;type type="OawDatabase"&gt;&lt;OawDatabase table="Data" field=""/&gt;&lt;/type&gt;&lt;/profile&gt;&lt;profile type="send" UID="2006120514175878093883" sameAsDefault="0"&gt;&lt;documentProperty UID="2002122011014149059130932" dataSourceUID="prj.2003050916522158373536"/&gt;&lt;type type="OawDatabase"&gt;&lt;OawDatabase table="Data" field="LogoLarge"/&gt;&lt;/type&gt;&lt;/profile&gt;&lt;profile type="send" UID="2006121210395821292110" sameAsDefault="0"&gt;&lt;documentProperty UID="2002122011014149059130932" dataSourceUID="prj.2003050916522158373536"/&gt;&lt;type type="OawDatabase"&gt;&lt;OawDatabase table="Data" field="LogoLarge"/&gt;&lt;/type&gt;&lt;/profile&gt;&lt;profile type="save" UID="2006120514401556040061" sameAsDefault="0"&gt;&lt;documentProperty UID="2002122011014149059130932" dataSourceUID="prj.2003050916522158373536"/&gt;&lt;type type="OawDatabase"&gt;&lt;OawDatabase table="Data" field="LogoLarge"/&gt;&lt;/type&gt;&lt;/profile&gt;&lt;profile type="save" UID="2006121210441235887611" sameAsDefault="0"&gt;&lt;documentProperty UID="2002122011014149059130932" dataSourceUID="prj.2003050916522158373536"/&gt;&lt;type type="OawDatabase"&gt;&lt;OawDatabase table="Data" field="LogoLarge"/&gt;&lt;/type&gt;&lt;/profile&gt;&lt;/OawPicture&gt;	&lt;OawPicture name="Organisation.LogoSmall"&gt;&lt;profile type="default" UID="" sameAsDefault="0"&gt;&lt;format UID="2007080614301815161019" top="0" left="0" relativeHorizontalPosition="1" relativeVerticalPosition="1" horizontalAdjustment="0" verticalAdjustment="0" anchorBookmark="LogoPn"/&gt;&lt;documentProperty UID="2002122011014149059130932" dataSourceUID="prj.2003050916522158373536"/&gt;&lt;type type="OawDatabase"&gt;&lt;OawDatabase table="Data" field="LogoSmall"/&gt;&lt;/type&gt;&lt;/profile&gt;&lt;profile type="print" UID="4" sameAsDefault="0"&gt;&lt;documentProperty UID="2002122011014149059130932" dataSourceUID="prj.2003050916522158373536"/&gt;&lt;type type="OawDatabase"&gt;&lt;OawDatabase table="Data" field="LogoSmall"/&gt;&lt;/type&gt;&lt;/profile&gt;&lt;profile type="print" UID="2003010711185094343750537" sameAsDefault="0"&gt;&lt;documentProperty UID="2002122011014149059130932" dataSourceUID="prj.2003050916522158373536"/&gt;&lt;type type="OawDatabase"&gt;&lt;OawDatabase table="Data" field="LogoSmall"/&gt;&lt;/type&gt;&lt;/profile&gt;&lt;profile type="print" UID="2004040214370529854396" sameAsDefault="0"&gt;&lt;documentProperty UID="2002122011014149059130932" dataSourceUID="prj.2003050916522158373536"/&gt;&lt;type type="OawDatabase"&gt;&lt;OawDatabase table="Data" field="LogoSmall"/&gt;&lt;/type&gt;&lt;/profile&gt;&lt;profile type="print" UID="2006120711380151760646" sameAsDefault="0"&gt;&lt;documentProperty UID="2002122011014149059130932" dataSourceUID="prj.2003050916522158373536"/&gt;&lt;type type="OawDatabase"&gt;&lt;OawDatabase table="Data" field="LogoSmall"/&gt;&lt;/type&gt;&lt;/profile&gt;&lt;profile type="send" UID="2006120514175878093883" sameAsDefault="0"&gt;&lt;documentProperty UID="2002122011014149059130932" dataSourceUID="prj.2003050916522158373536"/&gt;&lt;type type="OawDatabase"&gt;&lt;OawDatabase table="Data" field="LogoSmall"/&gt;&lt;/type&gt;&lt;/profile&gt;&lt;profile type="send" UID="2006121210395821292110" sameAsDefault="0"&gt;&lt;documentProperty UID="2002122011014149059130932" dataSourceUID="prj.2003050916522158373536"/&gt;&lt;type type="OawDatabase"&gt;&lt;OawDatabase table="Data" field="LogoSmall"/&gt;&lt;/type&gt;&lt;/profile&gt;&lt;profile type="save" UID="2006120514401556040061" sameAsDefault="0"&gt;&lt;documentProperty UID="2002122011014149059130932" dataSourceUID="prj.2003050916522158373536"/&gt;&lt;type type="OawDatabase"&gt;&lt;OawDatabase table="Data" field="LogoSmall"/&gt;&lt;/type&gt;&lt;/profile&gt;&lt;profile type="save" UID="2006121210441235887611" sameAsDefault="0"&gt;&lt;documentProperty UID="2002122011014149059130932" dataSourceUID="prj.2003050916522158373536"/&gt;&lt;type type="OawDatabase"&gt;&lt;OawDatabase table="Data" field="LogoSmall"/&gt;&lt;/type&gt;&lt;/profile&gt;&lt;/OawPicture&gt;	&lt;OawDateManual name="Date.Format.Long"&gt;&lt;profile type="default" UID="" sameAsDefault="0"&gt;&lt;format UID="2007080617324934027782" type="6" defaultValue="%OawCreationDate%" dateFormat="Date.Format.Long"/&gt;&lt;/profile&gt;&lt;/OawDateManual&gt;	&lt;OawDocProperty name="Outputprofile.InternalPath"&gt;&lt;profile type="default" UID="" sameAsDefault="0"&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2003060614150123456789" dataSourceUID="2003060614150123456789"/&gt;&lt;type type="OawLanguage"&gt;&lt;OawLanguage UID="Outputprofile.InternalPath"/&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 dataSourceUID=""/&gt;&lt;type type="OawDatabase"&gt;&lt;OawDatabase table="Data" field=""/&gt;&lt;/type&gt;&lt;/profile&gt;&lt;profile type="save" UID="2006120514401556040061" sameAsDefault="0"&gt;&lt;documentProperty UID="" dataSourceUID=""/&gt;&lt;type type="OawDatabase"&gt;&lt;OawDatabase table="Data" field=""/&gt;&lt;/type&gt;&lt;/profile&gt;&lt;profile type="save" UID="2006121210441235887611" sameAsDefault="0"&gt;&lt;documentProperty UID="" dataSourceUID=""/&gt;&lt;type type="OawDatabase"&gt;&lt;OawDatabase table="Data" field=""/&gt;&lt;/type&gt;&lt;/profile&gt;&lt;/OawDocProperty&gt;	&lt;OawDocProperty name="Doc.Document"&gt;&lt;profile type="default" UID="" sameAsDefault="0"&gt;&lt;documentProperty UID="2003060614150123456789" dataSourceUID="2003060614150123456789"/&gt;&lt;type type="OawLanguage"&gt;&lt;OawLanguage UID="Doc.Document"/&gt;&lt;/type&gt;&lt;/profile&gt;&lt;/OawDocProperty&gt;	&lt;OawDocProperty name="Outputprofile.DraftPathTime"&gt;&lt;profile type="default" UID="" sameAsDefault="0"&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2003060614150123456789" dataSourceUID="2003060614150123456789"/&gt;&lt;type type="OawLanguage"&gt;&lt;OawLanguage UID="Outputprofile.DraftPathTime"/&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 dataSourceUID=""/&gt;&lt;type type="OawDatabase"&gt;&lt;OawDatabase table="Data" field=""/&gt;&lt;/type&gt;&lt;/profile&gt;&lt;profile type="save" UID="2006120514401556040061" sameAsDefault="0"&gt;&lt;documentProperty UID="" dataSourceUID=""/&gt;&lt;type type="OawDatabase"&gt;&lt;OawDatabase table="Data" field=""/&gt;&lt;/type&gt;&lt;/profile&gt;&lt;profile type="save" UID="2006121210441235887611" sameAsDefault="0"&gt;&lt;documentProperty UID="" dataSourceUID=""/&gt;&lt;type type="OawDatabase"&gt;&lt;OawDatabase table="Data" field=""/&gt;&lt;/type&gt;&lt;/profile&gt;&lt;/OawDocProperty&gt;	&lt;OawDocProperty name="Recipient.DeliveryOption"&gt;&lt;profile type="default" UID="" sameAsDefault="0"&gt;&lt;documentProperty UID="2003080714212273705547" dataSourceUID="prj.2004031513484256983218"/&gt;&lt;type type="OawRecipient"&gt;&lt;OawRecipient field="DeliveryOption"/&gt;&lt;/type&gt;&lt;/profile&gt;&lt;/OawDocProperty&gt;	&lt;OawDocProperty name="CustomField.DocumentType"&gt;&lt;profile type="default" UID="" sameAsDefault="0"&gt;&lt;documentProperty UID="2004112217333376588294" dataSourceUID="prj.2004111209271974627605"/&gt;&lt;type type="OawCustomFields"&gt;&lt;OawCustomFields table="Data" field="DokumentTyp"/&gt;&lt;/type&gt;&lt;/profile&gt;&lt;profile type="print" UID="4" sameAsDefault="-1"&gt;&lt;/profile&gt;&lt;profile type="print" UID="2003010711185094343750537" sameAsDefault="-1"&gt;&lt;/profile&gt;&lt;profile type="print" UID="2004040214370529854396" sameAsDefault="-1"&gt;&lt;/profile&gt;&lt;profile type="print" UID="2006120711380151760646" sameAsDefault="-1"&gt;&lt;/profile&gt;&lt;profile type="send" UID="2006120514175878093883" sameAsDefault="-1"&gt;&lt;/profile&gt;&lt;profile type="send" UID="2006121210395821292110" sameAsDefault="-1"&gt;&lt;/profile&gt;&lt;profile type="save" UID="2006120514401556040061" sameAsDefault="-1"&gt;&lt;/profile&gt;&lt;profile type="save" UID="2006121210441235887611" sameAsDefault="-1"&gt;&lt;/profile&gt;&lt;/OawDocProperty&gt;	&lt;OawBookmark name="Subject"&gt;&lt;profile type="default" UID="" sameAsDefault="0"&gt;&lt;/profile&gt;&lt;/OawBookmark&gt;	&lt;OawDocProperty name="BM_Subject"&gt;&lt;profile type="default" UID="" sameAsDefault="0"&gt;&lt;documentProperty UID="2003070216009988776655" dataSourceUID="2003070216009988776655"/&gt;&lt;type type="WordBookmark"&gt;&lt;WordBookmark name="Subject"/&gt;&lt;/type&gt;&lt;/profile&gt;&lt;/OawDocProperty&gt;	&lt;OawBookmark name="Text"&gt;&lt;profile type="default" UID="" sameAsDefault="0"&gt;&lt;/profile&gt;&lt;/OawBookmark&gt;	&lt;OawDocProperty name="BM_Text"&gt;&lt;profile type="default" UID="" sameAsDefault="0"&gt;&lt;documentProperty UID="2003070216009988776655" dataSourceUID="2003070216009988776655"/&gt;&lt;type type="WordBookmark"&gt;&lt;WordBookmark name="Text"/&gt;&lt;/type&gt;&lt;/profile&gt;&lt;/OawDocProperty&gt;	&lt;OawDocProperty name="BM_Enclosures"&gt;&lt;profile type="default" UID="" sameAsDefault="0"&gt;&lt;documentProperty UID="2003070216009988776655" dataSourceUID="2003070216009988776655"/&gt;&lt;type type="WordBookmark"&gt;&lt;WordBookmark name="Enclosures"/&gt;&lt;/type&gt;&lt;/profile&gt;&lt;/OawDocProperty&gt;	&lt;OawPicture name="Organisation.LogoOhneEFQM"&gt;&lt;profile type="default" UID="" sameAsDefault="0"&gt;&lt;format UID="2007080810342414363444" top="2770" left="0" relativeHorizontalPosition="1" relativeVerticalPosition="1" horizontalAdjustment="0" verticalAdjustment="0" anchorBookmark="LogoP1"/&gt;&lt;documentProperty UID="2002122011014149059130932" dataSourceUID="prj.2003050916522158373536"/&gt;&lt;type type="OawDatabase"&gt;&lt;OawDatabase table="Data" field="LogoOhneEFQM"/&gt;&lt;/type&gt;&lt;/profile&gt;&lt;profile type="print" UID="4" sameAsDefault="-1"/&gt;&lt;profile type="print" UID="2003010711185094343750537" sameAsDefault="-1"/&gt;&lt;profile type="print" UID="2004040214370529854396" sameAsDefault="-1"/&gt;&lt;profile type="print" UID="2006120711380151760646" sameAsDefault="0"&gt;&lt;documentProperty UID="" dataSourceUID=""/&gt;&lt;type type="OawDatabase"&gt;&lt;OawDatabase table="Data" field=""/&gt;&lt;/type&gt;&lt;/profile&gt;&lt;profile type="send" UID="2006120514175878093883" sameAsDefault="-1"/&gt;&lt;profile type="send" UID="2006121210395821292110" sameAsDefault="-1"/&gt;&lt;profile type="save" UID="2006120514401556040061" sameAsDefault="-1"/&gt;&lt;profile type="save" UID="2006121210441235887611" sameAsDefault="-1"/&gt;&lt;/OawPicture&gt;	&lt;OawDocProperty name="Recipient.EMail"&gt;&lt;profile type="default" UID="" sameAsDefault="0"&gt;&lt;documentProperty UID="2003080714212273705547" dataSourceUID="prj.2004031513484256983218"/&gt;&lt;type type="OawRecipient"&gt;&lt;OawRecipient field="EMail"/&gt;&lt;/type&gt;&lt;/profile&gt;&lt;/OawDocProperty&gt;	&lt;OawAnchor name="Signature"&gt;&lt;profile type="default" UID="" sameAsDefault="0"&gt;&lt;/profile&gt;&lt;/OawAnchor&gt;	&lt;OawPicture name="Signature1"&gt;&lt;profile type="default" UID="" sameAsDefault="0"&gt;&lt;format UID="2007080811584278103525" top="-150" left="-100" relativeHorizontalPosition="0" relativeVerticalPosition="2" horizontalAdjustment="0" verticalAdjustment="0" anchorBookmark="Signature"/&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2002122010583847234010578" dataSourceUID="prj.2003041709434161414032"/&gt;&lt;type type="OawDatabase"&gt;&lt;OawDatabase table="Data" field="SignatureHighResBW"/&gt;&lt;/type&gt;&lt;/profile&gt;&lt;profile type="save" UID="2006120514401556040061" sameAsDefault="0"&gt;&lt;documentProperty UID="" dataSourceUID=""/&gt;&lt;type type="OawDatabase"&gt;&lt;OawDatabase table="Data" field=""/&gt;&lt;/type&gt;&lt;/profile&gt;&lt;profile type="save" UID="2006121210441235887611" sameAsDefault="0"&gt;&lt;documentProperty UID="2002122010583847234010578" dataSourceUID="prj.2003041709434161414032"/&gt;&lt;type type="OawDatabase"&gt;&lt;OawDatabase table="Data" field="SignatureHighResBW"/&gt;&lt;/type&gt;&lt;/profile&gt;&lt;/OawPicture&gt;	&lt;OawPicture name="Signature2"&gt;&lt;profile type="default" UID="" sameAsDefault="0"&gt;&lt;format UID="2007080812583857137488" top="-150" left="650" relativeHorizontalPosition="0" relativeVerticalPosition="2" horizontalAdjustment="0" verticalAdjustment="0" anchorBookmark="Signature"/&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2003061115381095709037" dataSourceUID="prj.2003041709434161414032"/&gt;&lt;type type="OawDatabase"&gt;&lt;OawDatabase table="Data" field="SignatureHighResBW"/&gt;&lt;/type&gt;&lt;/profile&gt;&lt;profile type="save" UID="2006120514401556040061" sameAsDefault="0"&gt;&lt;documentProperty UID="" dataSourceUID=""/&gt;&lt;type type="OawDatabase"&gt;&lt;OawDatabase table="Data" field=""/&gt;&lt;/type&gt;&lt;/profile&gt;&lt;profile type="save" UID="2006121210441235887611" sameAsDefault="0"&gt;&lt;documentProperty UID="2003061115381095709037" dataSourceUID="prj.2003041709434161414032"/&gt;&lt;type type="OawDatabase"&gt;&lt;OawDatabase table="Data" field="SignatureHighResBW"/&gt;&lt;/type&gt;&lt;/profile&gt;&lt;/OawPicture&gt;	&lt;OawDocProperty name="CustomField.DokumentTyp"&gt;&lt;profile type="default" UID="" sameAsDefault="0"&gt;&lt;documentProperty UID="2004112217333376588294" dataSourceUID="prj.2004111209271974627605"/&gt;&lt;type type="OawCustomFields"&gt;&lt;OawCustomFields table="Data" field="DokumentTyp"/&gt;&lt;/type&gt;&lt;/profile&gt;&lt;/OawDocProperty&gt;	&lt;OawDocProperty name="Doc.ToWhom"&gt;&lt;profile type="default" UID="" sameAsDefault="0"&gt;&lt;documentProperty UID="2003060614150123456789" dataSourceUID="2003060614150123456789"/&gt;&lt;type type="OawLanguage"&gt;&lt;OawLanguage UID="Doc.ToWhom"/&gt;&lt;/type&gt;&lt;/profile&gt;&lt;/OawDocProperty&gt;	&lt;OawDocProperty name="Doc.Recipient"&gt;&lt;profile type="default" UID="" sameAsDefault="0"&gt;&lt;documentProperty UID="2003060614150123456789" dataSourceUID="2003060614150123456789"/&gt;&lt;type type="OawLanguage"&gt;&lt;OawLanguage UID="Doc.Recipient"/&gt;&lt;/type&gt;&lt;/profile&gt;&lt;/OawDocProperty&gt;	&lt;OawBookmark name="DocumentType"&gt;&lt;profile type="default" UID="" sameAsDefault="0"&gt;&lt;/profile&gt;&lt;/OawBookmark&gt;	&lt;OawDocProperty name="BM_DocumentType"&gt;&lt;profile type="default" UID="" sameAsDefault="0"&gt;&lt;documentProperty UID="2004112217333376588294" dataSourceUID="prj.2004111209271974627605"/&gt;&lt;type type="OawCustomFields"&gt;&lt;OawCustomFields table="Data" field="DokumentTyp"/&gt;&lt;/type&gt;&lt;/profile&gt;&lt;/OawDocProperty&gt;&lt;/document&gt;</meta:user-defined>
    <meta:user-defined meta:name="oawPaperSize" meta:value-type="string">7</meta:user-defined>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